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78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7">
      <style:text-properties fo:font-weight="bold" style:font-weight-asian="bold" style:font-weight-complex="bold"/>
    </style:style>
    <style:style style:name="ce3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/>
          <table:table-cell table:style-name="ce1" office:value-type="string" calcext:value-type="string">
            <text:p>CERMine</text:p>
          </table:table-cell>
          <table:table-cell table:style-name="ce1" office:value-type="string" calcext:value-type="string">
            <text:p>LAPDFText</text:p>
          </table:table-cell>
          <table:table-cell table:style-name="ce1" office:value-type="string" calcext:value-type="string">
            <text:p>mclean</text:p>
          </table:table-cell>
          <table:table-cell table:style-name="ce1" office:value-type="string" calcext:value-type="string">
            <text:p>final</text:p>
          </table:table-cell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2" table:formula="of:=MIN([.B6:.B1001])" office:value-type="float" office:value="11.6176233291626" calcext:value-type="float">
            <text:p>11,618</text:p>
          </table:table-cell>
          <table:table-cell table:style-name="ce2" table:formula="of:=MIN([.C6:.C1001])" office:value-type="float" office:value="11.0175609588623" calcext:value-type="float">
            <text:p>11,018</text:p>
          </table:table-cell>
          <table:table-cell table:style-name="ce2" table:formula="of:=MIN([.D6:.D1001])" office:value-type="float" office:value="12.1947898864746" calcext:value-type="float">
            <text:p>12,195</text:p>
          </table:table-cell>
          <table:table-cell table:style-name="ce2" table:formula="of:=MIN([.E6:.E1001])" office:value-type="float" office:value="11.6948366165161" calcext:value-type="float">
            <text:p>11,695</text:p>
          </table:table-cell>
        </table:table-row>
        <table:table-row table:style-name="ro1">
          <table:table-cell table:style-name="ce1" office:value-type="string" calcext:value-type="string">
            <text:p>Max</text:p>
          </table:table-cell>
          <table:table-cell table:style-name="ce2" table:formula="of:=MAX([.B6:.B1001])" office:value-type="float" office:value="269.665496826172" calcext:value-type="float">
            <text:p>269,665</text:p>
          </table:table-cell>
          <table:table-cell table:style-name="ce2" table:formula="of:=MAX([.C6:.C1001])" office:value-type="float" office:value="39.3597526550293" calcext:value-type="float">
            <text:p>39,360</text:p>
          </table:table-cell>
          <table:table-cell table:style-name="ce2" table:formula="of:=MAX([.D6:.D1001])" office:value-type="float" office:value="23.2750854492187" calcext:value-type="float">
            <text:p>23,275</text:p>
          </table:table-cell>
          <table:table-cell table:style-name="ce2" table:formula="of:=MAX([.E6:.E1001])" office:value-type="float" office:value="22.1295166015625" calcext:value-type="float">
            <text:p>22,130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2" table:formula="of:=AVERAGE([.B6:.B1001])" office:value-type="float" office:value="22.0567102142002" calcext:value-type="float">
            <text:p>22,057</text:p>
          </table:table-cell>
          <table:table-cell table:style-name="ce2" table:formula="of:=AVERAGE([.C6:.C1001])" office:value-type="float" office:value="18.4182281083074" calcext:value-type="float">
            <text:p>18,418</text:p>
          </table:table-cell>
          <table:table-cell table:style-name="ce2" table:formula="of:=AVERAGE([.D6:.D1001])" office:value-type="float" office:value="17.0852498550938" calcext:value-type="float">
            <text:p>17,085</text:p>
          </table:table-cell>
          <table:table-cell table:style-name="ce2" table:formula="of:=AVERAGE([.E6:.E1001])" office:value-type="float" office:value="16.7052449390806" calcext:value-type="float">
            <text:p>16,705</text:p>
          </table:table-cell>
        </table:table-row>
        <table:table-row table:style-name="ro1">
          <table:table-cell table:style-name="ce1" office:value-type="string" calcext:value-type="string">
            <text:p>Stddev</text:p>
          </table:table-cell>
          <table:table-cell table:style-name="ce2" table:formula="of:=STDEV([.B6:.B1001])" office:value-type="float" office:value="20.7783598695197" calcext:value-type="float">
            <text:p>20,778</text:p>
          </table:table-cell>
          <table:table-cell table:style-name="ce2" table:formula="of:=STDEV([.C6:.C1001])" office:value-type="float" office:value="3.31484120681766" calcext:value-type="float">
            <text:p>3,315</text:p>
          </table:table-cell>
          <table:table-cell table:style-name="ce2" table:formula="of:=STDEV([.D6:.D1001])" office:value-type="float" office:value="2.26812612140544" calcext:value-type="float">
            <text:p>2,268</text:p>
          </table:table-cell>
          <table:table-cell table:style-name="ce2" table:formula="of:=STDEV([.E6:.E1001])" office:value-type="float" office:value="2.15089294279599" calcext:value-type="float">
            <text:p>2,151</text:p>
          </table:table-cell>
        </table:table-row>
        <table:table-row table:style-name="ro1">
          <table:table-cell/>
          <table:table-cell office:value-type="float" office:value="15.3031330108643" calcext:value-type="float">
            <text:p>15,303</text:p>
          </table:table-cell>
          <table:table-cell office:value-type="float" office:value="18.6000289916992" calcext:value-type="float">
            <text:p>18,600</text:p>
          </table:table-cell>
          <table:table-cell office:value-type="float" office:value="18.3200569152832" calcext:value-type="float">
            <text:p>18,320</text:p>
          </table:table-cell>
          <table:table-cell office:value-type="float" office:value="18.7465953826904" calcext:value-type="float">
            <text:p>18,747</text:p>
          </table:table-cell>
        </table:table-row>
        <table:table-row table:style-name="ro1">
          <table:table-cell/>
          <table:table-cell office:value-type="float" office:value="18.4312915802002" calcext:value-type="float">
            <text:p>18,431</text:p>
          </table:table-cell>
          <table:table-cell office:value-type="float" office:value="17.6150798797607" calcext:value-type="float">
            <text:p>17,615</text:p>
          </table:table-cell>
          <table:table-cell office:value-type="float" office:value="19.5725860595703" calcext:value-type="float">
            <text:p>19,573</text:p>
          </table:table-cell>
          <table:table-cell office:value-type="float" office:value="18.8060855865479" calcext:value-type="float">
            <text:p>18,806</text:p>
          </table:table-cell>
        </table:table-row>
        <table:table-row table:style-name="ro1">
          <table:table-cell/>
          <table:table-cell office:value-type="float" office:value="15.6444864273071" calcext:value-type="float">
            <text:p>15,644</text:p>
          </table:table-cell>
          <table:table-cell office:value-type="float" office:value="17.7485389709473" calcext:value-type="float">
            <text:p>17,749</text:p>
          </table:table-cell>
          <table:table-cell office:value-type="float" office:value="16.2987957000732" calcext:value-type="float">
            <text:p>16,299</text:p>
          </table:table-cell>
          <table:table-cell office:value-type="float" office:value="16.7067470550537" calcext:value-type="float">
            <text:p>16,707</text:p>
          </table:table-cell>
        </table:table-row>
        <table:table-row table:style-name="ro1">
          <table:table-cell/>
          <table:table-cell office:value-type="float" office:value="17.8066024780273" calcext:value-type="float">
            <text:p>17,807</text:p>
          </table:table-cell>
          <table:table-cell office:value-type="float" office:value="20.4342594146728" calcext:value-type="float">
            <text:p>20,434</text:p>
          </table:table-cell>
          <table:table-cell office:value-type="float" office:value="18.7161540985107" calcext:value-type="float">
            <text:p>18,716</text:p>
          </table:table-cell>
          <table:table-cell office:value-type="float" office:value="18.2294254302979" calcext:value-type="float">
            <text:p>18,229</text:p>
          </table:table-cell>
        </table:table-row>
        <table:table-row table:style-name="ro1">
          <table:table-cell/>
          <table:table-cell office:value-type="float" office:value="21.4836921691895" calcext:value-type="float">
            <text:p>21,484</text:p>
          </table:table-cell>
          <table:table-cell office:value-type="float" office:value="16.9592704772949" calcext:value-type="float">
            <text:p>16,959</text:p>
          </table:table-cell>
          <table:table-cell office:value-type="float" office:value="19.7674407958984" calcext:value-type="float">
            <text:p>19,767</text:p>
          </table:table-cell>
          <table:table-cell office:value-type="float" office:value="17.8993587493896" calcext:value-type="float">
            <text:p>17,899</text:p>
          </table:table-cell>
        </table:table-row>
        <table:table-row table:style-name="ro1">
          <table:table-cell/>
          <table:table-cell office:value-type="float" office:value="27.2049083709717" calcext:value-type="float">
            <text:p>27,205</text:p>
          </table:table-cell>
          <table:table-cell office:value-type="float" office:value="18.7956008911133" calcext:value-type="float">
            <text:p>18,796</text:p>
          </table:table-cell>
          <table:table-cell office:value-type="float" office:value="14.4200477600098" calcext:value-type="float">
            <text:p>14,420</text:p>
          </table:table-cell>
          <table:table-cell office:value-type="float" office:value="17.2031536102295" calcext:value-type="float">
            <text:p>17,203</text:p>
          </table:table-cell>
        </table:table-row>
        <table:table-row table:style-name="ro1">
          <table:table-cell/>
          <table:table-cell office:value-type="float" office:value="20.0054225921631" calcext:value-type="float">
            <text:p>20,005</text:p>
          </table:table-cell>
          <table:table-cell office:value-type="float" office:value="18.2578811645508" calcext:value-type="float">
            <text:p>18,258</text:p>
          </table:table-cell>
          <table:table-cell office:value-type="float" office:value="15.3606557846069" calcext:value-type="float">
            <text:p>15,361</text:p>
          </table:table-cell>
          <table:table-cell office:value-type="float" office:value="15.2052068710327" calcext:value-type="float">
            <text:p>15,205</text:p>
          </table:table-cell>
        </table:table-row>
        <table:table-row table:style-name="ro1">
          <table:table-cell/>
          <table:table-cell office:value-type="float" office:value="30.8549957275391" calcext:value-type="float">
            <text:p>30,855</text:p>
          </table:table-cell>
          <table:table-cell office:value-type="float" office:value="19.1026611328125" calcext:value-type="float">
            <text:p>19,103</text:p>
          </table:table-cell>
          <table:table-cell office:value-type="float" office:value="18.8468246459961" calcext:value-type="float">
            <text:p>18,847</text:p>
          </table:table-cell>
          <table:table-cell office:value-type="float" office:value="15.7356519699097" calcext:value-type="float">
            <text:p>15,736</text:p>
          </table:table-cell>
        </table:table-row>
        <table:table-row table:style-name="ro1">
          <table:table-cell/>
          <table:table-cell office:value-type="float" office:value="18.1411533355713" calcext:value-type="float">
            <text:p>18,141</text:p>
          </table:table-cell>
          <table:table-cell office:value-type="float" office:value="17.7353324890137" calcext:value-type="float">
            <text:p>17,735</text:p>
          </table:table-cell>
          <table:table-cell office:value-type="float" office:value="17.1751308441162" calcext:value-type="float">
            <text:p>17,175</text:p>
          </table:table-cell>
          <table:table-cell office:value-type="float" office:value="17.0173358917236" calcext:value-type="float">
            <text:p>17,017</text:p>
          </table:table-cell>
        </table:table-row>
        <table:table-row table:style-name="ro1">
          <table:table-cell/>
          <table:table-cell office:value-type="float" office:value="21.8248672485352" calcext:value-type="float">
            <text:p>21,825</text:p>
          </table:table-cell>
          <table:table-cell office:value-type="float" office:value="13.2252244949341" calcext:value-type="float">
            <text:p>13,225</text:p>
          </table:table-cell>
          <table:table-cell office:value-type="float" office:value="12.9473323822021" calcext:value-type="float">
            <text:p>12,947</text:p>
          </table:table-cell>
          <table:table-cell office:value-type="float" office:value="17.7405204772949" calcext:value-type="float">
            <text:p>17,741</text:p>
          </table:table-cell>
        </table:table-row>
        <table:table-row table:style-name="ro1">
          <table:table-cell/>
          <table:table-cell office:value-type="float" office:value="18.9931831359863" calcext:value-type="float">
            <text:p>18,993</text:p>
          </table:table-cell>
          <table:table-cell office:value-type="float" office:value="16.8362102508545" calcext:value-type="float">
            <text:p>16,836</text:p>
          </table:table-cell>
          <table:table-cell office:value-type="float" office:value="16.0730724334717" calcext:value-type="float">
            <text:p>16,073</text:p>
          </table:table-cell>
          <table:table-cell office:value-type="float" office:value="15.0332832336426" calcext:value-type="float">
            <text:p>15,033</text:p>
          </table:table-cell>
        </table:table-row>
        <table:table-row table:style-name="ro1">
          <table:table-cell/>
          <table:table-cell office:value-type="float" office:value="16.655590057373" calcext:value-type="float">
            <text:p>16,656</text:p>
          </table:table-cell>
          <table:table-cell office:value-type="float" office:value="17.4374866485596" calcext:value-type="float">
            <text:p>17,437</text:p>
          </table:table-cell>
          <table:table-cell office:value-type="float" office:value="17.7953300476074" calcext:value-type="float">
            <text:p>17,795</text:p>
          </table:table-cell>
          <table:table-cell office:value-type="float" office:value="17.1863632202148" calcext:value-type="float">
            <text:p>17,186</text:p>
          </table:table-cell>
        </table:table-row>
        <table:table-row table:style-name="ro1">
          <table:table-cell/>
          <table:table-cell office:value-type="float" office:value="56.0700531005859" calcext:value-type="float">
            <text:p>56,070</text:p>
          </table:table-cell>
          <table:table-cell office:value-type="float" office:value="21.880485534668" calcext:value-type="float">
            <text:p>21,880</text:p>
          </table:table-cell>
          <table:table-cell office:value-type="float" office:value="17.9855480194092" calcext:value-type="float">
            <text:p>17,986</text:p>
          </table:table-cell>
          <table:table-cell office:value-type="float" office:value="14.290412902832" calcext:value-type="float">
            <text:p>14,290</text:p>
          </table:table-cell>
        </table:table-row>
        <table:table-row table:style-name="ro1">
          <table:table-cell/>
          <table:table-cell office:value-type="float" office:value="22.8521289825439" calcext:value-type="float">
            <text:p>22,852</text:p>
          </table:table-cell>
          <table:table-cell office:value-type="float" office:value="17.7845268249512" calcext:value-type="float">
            <text:p>17,785</text:p>
          </table:table-cell>
          <table:table-cell office:value-type="float" office:value="15.9662075042725" calcext:value-type="float">
            <text:p>15,966</text:p>
          </table:table-cell>
          <table:table-cell office:value-type="float" office:value="22.1295166015625" calcext:value-type="float">
            <text:p>22,130</text:p>
          </table:table-cell>
        </table:table-row>
        <table:table-row table:style-name="ro1">
          <table:table-cell/>
          <table:table-cell office:value-type="float" office:value="16.8788681030273" calcext:value-type="float">
            <text:p>16,879</text:p>
          </table:table-cell>
          <table:table-cell office:value-type="float" office:value="15.8981456756592" calcext:value-type="float">
            <text:p>15,898</text:p>
          </table:table-cell>
          <table:table-cell office:value-type="float" office:value="20.7917213439941" calcext:value-type="float">
            <text:p>20,792</text:p>
          </table:table-cell>
          <table:table-cell office:value-type="float" office:value="17.3258991241455" calcext:value-type="float">
            <text:p>17,326</text:p>
          </table:table-cell>
        </table:table-row>
        <table:table-row table:style-name="ro1">
          <table:table-cell/>
          <table:table-cell office:value-type="float" office:value="20.8826427459717" calcext:value-type="float">
            <text:p>20,883</text:p>
          </table:table-cell>
          <table:table-cell office:value-type="float" office:value="13.0194225311279" calcext:value-type="float">
            <text:p>13,019</text:p>
          </table:table-cell>
          <table:table-cell office:value-type="float" office:value="16.2691650390625" calcext:value-type="float">
            <text:p>16,269</text:p>
          </table:table-cell>
          <table:table-cell office:value-type="float" office:value="17.241247177124" calcext:value-type="float">
            <text:p>17,241</text:p>
          </table:table-cell>
        </table:table-row>
        <table:table-row table:style-name="ro1">
          <table:table-cell/>
          <table:table-cell office:value-type="float" office:value="17.899341583252" calcext:value-type="float">
            <text:p>17,899</text:p>
          </table:table-cell>
          <table:table-cell office:value-type="float" office:value="20.273063659668" calcext:value-type="float">
            <text:p>20,273</text:p>
          </table:table-cell>
          <table:table-cell office:value-type="float" office:value="14.6504898071289" calcext:value-type="float">
            <text:p>14,650</text:p>
          </table:table-cell>
          <table:table-cell office:value-type="float" office:value="15.1450357437134" calcext:value-type="float">
            <text:p>15,145</text:p>
          </table:table-cell>
        </table:table-row>
        <table:table-row table:style-name="ro1">
          <table:table-cell/>
          <table:table-cell office:value-type="float" office:value="22.6568660736084" calcext:value-type="float">
            <text:p>22,657</text:p>
          </table:table-cell>
          <table:table-cell office:value-type="float" office:value="16.7364540100098" calcext:value-type="float">
            <text:p>16,736</text:p>
          </table:table-cell>
          <table:table-cell office:value-type="float" office:value="18.3441352844238" calcext:value-type="float">
            <text:p>18,344</text:p>
          </table:table-cell>
          <table:table-cell office:value-type="float" office:value="16.857536315918" calcext:value-type="float">
            <text:p>16,858</text:p>
          </table:table-cell>
        </table:table-row>
        <table:table-row table:style-name="ro1">
          <table:table-cell/>
          <table:table-cell office:value-type="float" office:value="16.4562225341797" calcext:value-type="float">
            <text:p>16,456</text:p>
          </table:table-cell>
          <table:table-cell office:value-type="float" office:value="14.4583463668823" calcext:value-type="float">
            <text:p>14,458</text:p>
          </table:table-cell>
          <table:table-cell office:value-type="float" office:value="12.9528369903564" calcext:value-type="float">
            <text:p>12,953</text:p>
          </table:table-cell>
          <table:table-cell office:value-type="float" office:value="16.551643371582" calcext:value-type="float">
            <text:p>16,552</text:p>
          </table:table-cell>
        </table:table-row>
        <table:table-row table:style-name="ro1">
          <table:table-cell/>
          <table:table-cell office:value-type="float" office:value="17.1585540771484" calcext:value-type="float">
            <text:p>17,159</text:p>
          </table:table-cell>
          <table:table-cell office:value-type="float" office:value="16.3905162811279" calcext:value-type="float">
            <text:p>16,391</text:p>
          </table:table-cell>
          <table:table-cell office:value-type="float" office:value="21.2376556396484" calcext:value-type="float">
            <text:p>21,238</text:p>
          </table:table-cell>
          <table:table-cell office:value-type="float" office:value="14.1645994186401" calcext:value-type="float">
            <text:p>14,165</text:p>
          </table:table-cell>
        </table:table-row>
        <table:table-row table:style-name="ro1">
          <table:table-cell/>
          <table:table-cell office:value-type="float" office:value="20.4128437042236" calcext:value-type="float">
            <text:p>20,413</text:p>
          </table:table-cell>
          <table:table-cell office:value-type="float" office:value="23.1761875152588" calcext:value-type="float">
            <text:p>23,176</text:p>
          </table:table-cell>
          <table:table-cell office:value-type="float" office:value="16.6655197143555" calcext:value-type="float">
            <text:p>16,666</text:p>
          </table:table-cell>
          <table:table-cell office:value-type="float" office:value="18.513298034668" calcext:value-type="float">
            <text:p>18,513</text:p>
          </table:table-cell>
        </table:table-row>
        <table:table-row table:style-name="ro1">
          <table:table-cell/>
          <table:table-cell office:value-type="float" office:value="15.5030555725098" calcext:value-type="float">
            <text:p>15,503</text:p>
          </table:table-cell>
          <table:table-cell office:value-type="float" office:value="18.491792678833" calcext:value-type="float">
            <text:p>18,492</text:p>
          </table:table-cell>
          <table:table-cell office:value-type="float" office:value="16.7155323028564" calcext:value-type="float">
            <text:p>16,716</text:p>
          </table:table-cell>
          <table:table-cell office:value-type="float" office:value="17.0347709655762" calcext:value-type="float">
            <text:p>17,035</text:p>
          </table:table-cell>
        </table:table-row>
        <table:table-row table:style-name="ro1">
          <table:table-cell/>
          <table:table-cell office:value-type="float" office:value="15.7817192077637" calcext:value-type="float">
            <text:p>15,782</text:p>
          </table:table-cell>
          <table:table-cell office:value-type="float" office:value="16.5054340362549" calcext:value-type="float">
            <text:p>16,505</text:p>
          </table:table-cell>
          <table:table-cell office:value-type="float" office:value="17.1208648681641" calcext:value-type="float">
            <text:p>17,121</text:p>
          </table:table-cell>
          <table:table-cell office:value-type="float" office:value="17.7710723876953" calcext:value-type="float">
            <text:p>17,771</text:p>
          </table:table-cell>
        </table:table-row>
        <table:table-row table:style-name="ro1">
          <table:table-cell/>
          <table:table-cell office:value-type="float" office:value="127.260635375977" calcext:value-type="float">
            <text:p>127,261</text:p>
          </table:table-cell>
          <table:table-cell office:value-type="float" office:value="17.9256057739258" calcext:value-type="float">
            <text:p>17,926</text:p>
          </table:table-cell>
          <table:table-cell office:value-type="float" office:value="16.5806617736816" calcext:value-type="float">
            <text:p>16,581</text:p>
          </table:table-cell>
          <table:table-cell office:value-type="float" office:value="19.9148864746094" calcext:value-type="float">
            <text:p>19,915</text:p>
          </table:table-cell>
        </table:table-row>
        <table:table-row table:style-name="ro1">
          <table:table-cell/>
          <table:table-cell office:value-type="float" office:value="26.6709079742432" calcext:value-type="float">
            <text:p>26,671</text:p>
          </table:table-cell>
          <table:table-cell office:value-type="float" office:value="17.4580459594727" calcext:value-type="float">
            <text:p>17,458</text:p>
          </table:table-cell>
          <table:table-cell office:value-type="float" office:value="14.675895690918" calcext:value-type="float">
            <text:p>14,676</text:p>
          </table:table-cell>
          <table:table-cell office:value-type="float" office:value="16.455192565918" calcext:value-type="float">
            <text:p>16,455</text:p>
          </table:table-cell>
        </table:table-row>
        <table:table-row table:style-name="ro1">
          <table:table-cell/>
          <table:table-cell office:value-type="float" office:value="16.7445297241211" calcext:value-type="float">
            <text:p>16,745</text:p>
          </table:table-cell>
          <table:table-cell office:value-type="float" office:value="17.2504272460937" calcext:value-type="float">
            <text:p>17,250</text:p>
          </table:table-cell>
          <table:table-cell office:value-type="float" office:value="16.9427490234375" calcext:value-type="float">
            <text:p>16,943</text:p>
          </table:table-cell>
          <table:table-cell office:value-type="float" office:value="14.2125988006592" calcext:value-type="float">
            <text:p>14,213</text:p>
          </table:table-cell>
        </table:table-row>
        <table:table-row table:style-name="ro1">
          <table:table-cell/>
          <table:table-cell office:value-type="float" office:value="16.0211200714111" calcext:value-type="float">
            <text:p>16,021</text:p>
          </table:table-cell>
          <table:table-cell office:value-type="float" office:value="15.4717807769775" calcext:value-type="float">
            <text:p>15,472</text:p>
          </table:table-cell>
          <table:table-cell office:value-type="float" office:value="18.6284465789795" calcext:value-type="float">
            <text:p>18,628</text:p>
          </table:table-cell>
          <table:table-cell office:value-type="float" office:value="16.2757835388184" calcext:value-type="float">
            <text:p>16,276</text:p>
          </table:table-cell>
        </table:table-row>
        <table:table-row table:style-name="ro1">
          <table:table-cell/>
          <table:table-cell office:value-type="float" office:value="17.1462173461914" calcext:value-type="float">
            <text:p>17,146</text:p>
          </table:table-cell>
          <table:table-cell office:value-type="float" office:value="36.0400047302246" calcext:value-type="float">
            <text:p>36,040</text:p>
          </table:table-cell>
          <table:table-cell office:value-type="float" office:value="19.0828094482422" calcext:value-type="float">
            <text:p>19,083</text:p>
          </table:table-cell>
          <table:table-cell office:value-type="float" office:value="11.7061710357666" calcext:value-type="float">
            <text:p>11,706</text:p>
          </table:table-cell>
        </table:table-row>
        <table:table-row table:style-name="ro1">
          <table:table-cell/>
          <table:table-cell office:value-type="float" office:value="21.6609687805176" calcext:value-type="float">
            <text:p>21,661</text:p>
          </table:table-cell>
          <table:table-cell office:value-type="float" office:value="12.9528369903564" calcext:value-type="float">
            <text:p>12,953</text:p>
          </table:table-cell>
          <table:table-cell office:value-type="float" office:value="17.1644554138184" calcext:value-type="float">
            <text:p>17,164</text:p>
          </table:table-cell>
          <table:table-cell office:value-type="float" office:value="20.4018821716309" calcext:value-type="float">
            <text:p>20,402</text:p>
          </table:table-cell>
        </table:table-row>
        <table:table-row table:style-name="ro1">
          <table:table-cell/>
          <table:table-cell office:value-type="float" office:value="19.6175727844238" calcext:value-type="float">
            <text:p>19,618</text:p>
          </table:table-cell>
          <table:table-cell office:value-type="float" office:value="15.627628326416" calcext:value-type="float">
            <text:p>15,628</text:p>
          </table:table-cell>
          <table:table-cell office:value-type="float" office:value="17.6921653747559" calcext:value-type="float">
            <text:p>17,692</text:p>
          </table:table-cell>
          <table:table-cell office:value-type="float" office:value="15.690673828125" calcext:value-type="float">
            <text:p>15,691</text:p>
          </table:table-cell>
        </table:table-row>
        <table:table-row table:style-name="ro1">
          <table:table-cell/>
          <table:table-cell office:value-type="float" office:value="16.3418769836426" calcext:value-type="float">
            <text:p>16,342</text:p>
          </table:table-cell>
          <table:table-cell office:value-type="float" office:value="19.0999431610107" calcext:value-type="float">
            <text:p>19,100</text:p>
          </table:table-cell>
          <table:table-cell office:value-type="float" office:value="17.7514114379883" calcext:value-type="float">
            <text:p>17,751</text:p>
          </table:table-cell>
          <table:table-cell office:value-type="float" office:value="21.5734310150146" calcext:value-type="float">
            <text:p>21,573</text:p>
          </table:table-cell>
        </table:table-row>
        <table:table-row table:style-name="ro1">
          <table:table-cell/>
          <table:table-cell office:value-type="float" office:value="14.5171184539795" calcext:value-type="float">
            <text:p>14,517</text:p>
          </table:table-cell>
          <table:table-cell office:value-type="float" office:value="16.1682949066162" calcext:value-type="float">
            <text:p>16,168</text:p>
          </table:table-cell>
          <table:table-cell office:value-type="float" office:value="22.407600402832" calcext:value-type="float">
            <text:p>22,408</text:p>
          </table:table-cell>
          <table:table-cell office:value-type="float" office:value="16.3622436523438" calcext:value-type="float">
            <text:p>16,362</text:p>
          </table:table-cell>
        </table:table-row>
        <table:table-row table:style-name="ro1">
          <table:table-cell/>
          <table:table-cell office:value-type="float" office:value="23.8616638183594" calcext:value-type="float">
            <text:p>23,862</text:p>
          </table:table-cell>
          <table:table-cell office:value-type="float" office:value="15.794867515564" calcext:value-type="float">
            <text:p>15,795</text:p>
          </table:table-cell>
          <table:table-cell office:value-type="float" office:value="17.5933132171631" calcext:value-type="float">
            <text:p>17,593</text:p>
          </table:table-cell>
          <table:table-cell office:value-type="float" office:value="16.4728012084961" calcext:value-type="float">
            <text:p>16,473</text:p>
          </table:table-cell>
        </table:table-row>
        <table:table-row table:style-name="ro1">
          <table:table-cell/>
          <table:table-cell office:value-type="float" office:value="18.6200637817383" calcext:value-type="float">
            <text:p>18,620</text:p>
          </table:table-cell>
          <table:table-cell office:value-type="float" office:value="15.3723573684692" calcext:value-type="float">
            <text:p>15,372</text:p>
          </table:table-cell>
          <table:table-cell office:value-type="float" office:value="12.1947898864746" calcext:value-type="float">
            <text:p>12,195</text:p>
          </table:table-cell>
          <table:table-cell office:value-type="float" office:value="17.6907539367676" calcext:value-type="float">
            <text:p>17,691</text:p>
          </table:table-cell>
        </table:table-row>
        <table:table-row table:style-name="ro1">
          <table:table-cell/>
          <table:table-cell office:value-type="float" office:value="17.8572063446045" calcext:value-type="float">
            <text:p>17,857</text:p>
          </table:table-cell>
          <table:table-cell office:value-type="float" office:value="19.4720497131348" calcext:value-type="float">
            <text:p>19,472</text:p>
          </table:table-cell>
          <table:table-cell office:value-type="float" office:value="21.998233795166" calcext:value-type="float">
            <text:p>21,998</text:p>
          </table:table-cell>
          <table:table-cell office:value-type="float" office:value="13.3751420974731" calcext:value-type="float">
            <text:p>13,375</text:p>
          </table:table-cell>
        </table:table-row>
        <table:table-row table:style-name="ro1">
          <table:table-cell/>
          <table:table-cell office:value-type="float" office:value="15.4223823547363" calcext:value-type="float">
            <text:p>15,422</text:p>
          </table:table-cell>
          <table:table-cell office:value-type="float" office:value="24.312385559082" calcext:value-type="float">
            <text:p>24,312</text:p>
          </table:table-cell>
          <table:table-cell office:value-type="float" office:value="13.8652172088623" calcext:value-type="float">
            <text:p>13,865</text:p>
          </table:table-cell>
          <table:table-cell office:value-type="float" office:value="17.0335941314697" calcext:value-type="float">
            <text:p>17,034</text:p>
          </table:table-cell>
        </table:table-row>
        <table:table-row table:style-name="ro1">
          <table:table-cell/>
          <table:table-cell office:value-type="float" office:value="18.4526481628418" calcext:value-type="float">
            <text:p>18,453</text:p>
          </table:table-cell>
          <table:table-cell office:value-type="float" office:value="18.1859149932861" calcext:value-type="float">
            <text:p>18,186</text:p>
          </table:table-cell>
          <table:table-cell office:value-type="float" office:value="16.7809543609619" calcext:value-type="float">
            <text:p>16,781</text:p>
          </table:table-cell>
          <table:table-cell office:value-type="float" office:value="17.6331195831299" calcext:value-type="float">
            <text:p>17,633</text:p>
          </table:table-cell>
        </table:table-row>
        <table:table-row table:style-name="ro1">
          <table:table-cell/>
          <table:table-cell office:value-type="float" office:value="18.5487651824951" calcext:value-type="float">
            <text:p>18,549</text:p>
          </table:table-cell>
          <table:table-cell office:value-type="float" office:value="17.162670135498" calcext:value-type="float">
            <text:p>17,163</text:p>
          </table:table-cell>
          <table:table-cell office:value-type="float" office:value="16.2882061004639" calcext:value-type="float">
            <text:p>16,288</text:p>
          </table:table-cell>
          <table:table-cell office:value-type="float" office:value="17.4862747192383" calcext:value-type="float">
            <text:p>17,486</text:p>
          </table:table-cell>
        </table:table-row>
        <table:table-row table:style-name="ro1">
          <table:table-cell/>
          <table:table-cell office:value-type="float" office:value="21.4932460784912" calcext:value-type="float">
            <text:p>21,493</text:p>
          </table:table-cell>
          <table:table-cell office:value-type="float" office:value="24.5298938751221" calcext:value-type="float">
            <text:p>24,530</text:p>
          </table:table-cell>
          <table:table-cell office:value-type="float" office:value="17.9540843963623" calcext:value-type="float">
            <text:p>17,954</text:p>
          </table:table-cell>
          <table:table-cell office:value-type="float" office:value="21.2628326416016" calcext:value-type="float">
            <text:p>21,263</text:p>
          </table:table-cell>
        </table:table-row>
        <table:table-row table:style-name="ro1">
          <table:table-cell/>
          <table:table-cell office:value-type="float" office:value="18.9352588653564" calcext:value-type="float">
            <text:p>18,935</text:p>
          </table:table-cell>
          <table:table-cell office:value-type="float" office:value="15.6539402008057" calcext:value-type="float">
            <text:p>15,654</text:p>
          </table:table-cell>
          <table:table-cell office:value-type="float" office:value="19.1102333068848" calcext:value-type="float">
            <text:p>19,110</text:p>
          </table:table-cell>
          <table:table-cell office:value-type="float" office:value="12.7667207717896" calcext:value-type="float">
            <text:p>12,767</text:p>
          </table:table-cell>
        </table:table-row>
        <table:table-row table:style-name="ro1">
          <table:table-cell/>
          <table:table-cell office:value-type="float" office:value="17.3917865753174" calcext:value-type="float">
            <text:p>17,392</text:p>
          </table:table-cell>
          <table:table-cell office:value-type="float" office:value="39.3597526550293" calcext:value-type="float">
            <text:p>39,360</text:p>
          </table:table-cell>
          <table:table-cell office:value-type="float" office:value="16.1422157287598" calcext:value-type="float">
            <text:p>16,142</text:p>
          </table:table-cell>
          <table:table-cell office:value-type="float" office:value="15.375678062439" calcext:value-type="float">
            <text:p>15,376</text:p>
          </table:table-cell>
        </table:table-row>
        <table:table-row table:style-name="ro1">
          <table:table-cell/>
          <table:table-cell office:value-type="float" office:value="15.6688652038574" calcext:value-type="float">
            <text:p>15,669</text:p>
          </table:table-cell>
          <table:table-cell office:value-type="float" office:value="16.9466934204102" calcext:value-type="float">
            <text:p>16,947</text:p>
          </table:table-cell>
          <table:table-cell office:value-type="float" office:value="21.4774799346924" calcext:value-type="float">
            <text:p>21,477</text:p>
          </table:table-cell>
          <table:table-cell office:value-type="float" office:value="13.42112159729" calcext:value-type="float">
            <text:p>13,421</text:p>
          </table:table-cell>
        </table:table-row>
        <table:table-row table:style-name="ro1">
          <table:table-cell/>
          <table:table-cell office:value-type="float" office:value="19.5487880706787" calcext:value-type="float">
            <text:p>19,549</text:p>
          </table:table-cell>
          <table:table-cell office:value-type="float" office:value="16.2745609283447" calcext:value-type="float">
            <text:p>16,275</text:p>
          </table:table-cell>
          <table:table-cell office:value-type="float" office:value="19.1756839752197" calcext:value-type="float">
            <text:p>19,176</text:p>
          </table:table-cell>
          <table:table-cell office:value-type="float" office:value="18.385139465332" calcext:value-type="float">
            <text:p>18,385</text:p>
          </table:table-cell>
        </table:table-row>
        <table:table-row table:style-name="ro1">
          <table:table-cell/>
          <table:table-cell office:value-type="float" office:value="19.3334007263184" calcext:value-type="float">
            <text:p>19,333</text:p>
          </table:table-cell>
          <table:table-cell office:value-type="float" office:value="16.6918640136719" calcext:value-type="float">
            <text:p>16,692</text:p>
          </table:table-cell>
          <table:table-cell office:value-type="float" office:value="18.4444484710693" calcext:value-type="float">
            <text:p>18,444</text:p>
          </table:table-cell>
          <table:table-cell office:value-type="float" office:value="16.5084762573242" calcext:value-type="float">
            <text:p>16,508</text:p>
          </table:table-cell>
        </table:table-row>
        <table:table-row table:style-name="ro1">
          <table:table-cell/>
          <table:table-cell office:value-type="float" office:value="15.7295532226563" calcext:value-type="float">
            <text:p>15,730</text:p>
          </table:table-cell>
          <table:table-cell office:value-type="float" office:value="14.1515607833862" calcext:value-type="float">
            <text:p>14,152</text:p>
          </table:table-cell>
          <table:table-cell office:value-type="float" office:value="17.1145801544189" calcext:value-type="float">
            <text:p>17,115</text:p>
          </table:table-cell>
          <table:table-cell office:value-type="float" office:value="14.9095869064331" calcext:value-type="float">
            <text:p>14,910</text:p>
          </table:table-cell>
        </table:table-row>
        <table:table-row table:style-name="ro1">
          <table:table-cell/>
          <table:table-cell office:value-type="float" office:value="20.3227100372314" calcext:value-type="float">
            <text:p>20,323</text:p>
          </table:table-cell>
          <table:table-cell office:value-type="float" office:value="18.9319458007812" calcext:value-type="float">
            <text:p>18,932</text:p>
          </table:table-cell>
          <table:table-cell office:value-type="float" office:value="22.8273582458496" calcext:value-type="float">
            <text:p>22,827</text:p>
          </table:table-cell>
          <table:table-cell office:value-type="float" office:value="17.8809280395508" calcext:value-type="float">
            <text:p>17,881</text:p>
          </table:table-cell>
        </table:table-row>
        <table:table-row table:style-name="ro1">
          <table:table-cell/>
          <table:table-cell office:value-type="float" office:value="18.1654434204102" calcext:value-type="float">
            <text:p>18,165</text:p>
          </table:table-cell>
          <table:table-cell office:value-type="float" office:value="16.5847110748291" calcext:value-type="float">
            <text:p>16,585</text:p>
          </table:table-cell>
          <table:table-cell office:value-type="float" office:value="20.8586387634277" calcext:value-type="float">
            <text:p>20,859</text:p>
          </table:table-cell>
          <table:table-cell office:value-type="float" office:value="13.277271270752" calcext:value-type="float">
            <text:p>13,277</text:p>
          </table:table-cell>
        </table:table-row>
        <table:table-row table:style-name="ro1">
          <table:table-cell/>
          <table:table-cell office:value-type="float" office:value="22.7108020782471" calcext:value-type="float">
            <text:p>22,711</text:p>
          </table:table-cell>
          <table:table-cell office:value-type="float" office:value="15.2495031356812" calcext:value-type="float">
            <text:p>15,250</text:p>
          </table:table-cell>
          <table:table-cell office:value-type="float" office:value="18.420955657959" calcext:value-type="float">
            <text:p>18,421</text:p>
          </table:table-cell>
          <table:table-cell office:value-type="float" office:value="14.0382022857666" calcext:value-type="float">
            <text:p>14,038</text:p>
          </table:table-cell>
        </table:table-row>
        <table:table-row table:style-name="ro1">
          <table:table-cell/>
          <table:table-cell office:value-type="float" office:value="21.0500984191895" calcext:value-type="float">
            <text:p>21,050</text:p>
          </table:table-cell>
          <table:table-cell office:value-type="float" office:value="14.3964710235596" calcext:value-type="float">
            <text:p>14,396</text:p>
          </table:table-cell>
          <table:table-cell office:value-type="float" office:value="17.8150386810303" calcext:value-type="float">
            <text:p>17,815</text:p>
          </table:table-cell>
          <table:table-cell office:value-type="float" office:value="18.1956481933594" calcext:value-type="float">
            <text:p>18,196</text:p>
          </table:table-cell>
        </table:table-row>
        <table:table-row table:style-name="ro1">
          <table:table-cell/>
          <table:table-cell office:value-type="float" office:value="18.6311283111572" calcext:value-type="float">
            <text:p>18,631</text:p>
          </table:table-cell>
          <table:table-cell office:value-type="float" office:value="15.3228750228882" calcext:value-type="float">
            <text:p>15,323</text:p>
          </table:table-cell>
          <table:table-cell office:value-type="float" office:value="17.4392528533936" calcext:value-type="float">
            <text:p>17,439</text:p>
          </table:table-cell>
          <table:table-cell office:value-type="float" office:value="17.1026210784912" calcext:value-type="float">
            <text:p>17,103</text:p>
          </table:table-cell>
        </table:table-row>
        <table:table-row table:style-name="ro1">
          <table:table-cell/>
          <table:table-cell office:value-type="float" office:value="20.9516582489014" calcext:value-type="float">
            <text:p>20,952</text:p>
          </table:table-cell>
          <table:table-cell office:value-type="float" office:value="18.2992687225342" calcext:value-type="float">
            <text:p>18,299</text:p>
          </table:table-cell>
          <table:table-cell office:value-type="float" office:value="17.1003341674805" calcext:value-type="float">
            <text:p>17,100</text:p>
          </table:table-cell>
          <table:table-cell office:value-type="float" office:value="19.4510250091553" calcext:value-type="float">
            <text:p>19,451</text:p>
          </table:table-cell>
        </table:table-row>
        <table:table-row table:style-name="ro1">
          <table:table-cell/>
          <table:table-cell office:value-type="float" office:value="26.517557144165" calcext:value-type="float">
            <text:p>26,518</text:p>
          </table:table-cell>
          <table:table-cell office:value-type="float" office:value="13.9429636001587" calcext:value-type="float">
            <text:p>13,943</text:p>
          </table:table-cell>
          <table:table-cell office:value-type="float" office:value="15.1010866165161" calcext:value-type="float">
            <text:p>15,101</text:p>
          </table:table-cell>
          <table:table-cell office:value-type="float" office:value="16.5364017486572" calcext:value-type="float">
            <text:p>16,536</text:p>
          </table:table-cell>
        </table:table-row>
        <table:table-row table:style-name="ro1">
          <table:table-cell/>
          <table:table-cell office:value-type="float" office:value="19.8458404541016" calcext:value-type="float">
            <text:p>19,846</text:p>
          </table:table-cell>
          <table:table-cell office:value-type="float" office:value="16.0368995666504" calcext:value-type="float">
            <text:p>16,037</text:p>
          </table:table-cell>
          <table:table-cell office:value-type="float" office:value="17.7473545074463" calcext:value-type="float">
            <text:p>17,747</text:p>
          </table:table-cell>
          <table:table-cell office:value-type="float" office:value="12.8629837036133" calcext:value-type="float">
            <text:p>12,863</text:p>
          </table:table-cell>
        </table:table-row>
        <table:table-row table:style-name="ro1">
          <table:table-cell/>
          <table:table-cell office:value-type="float" office:value="17.4322738647461" calcext:value-type="float">
            <text:p>17,432</text:p>
          </table:table-cell>
          <table:table-cell office:value-type="float" office:value="23.5891017913818" calcext:value-type="float">
            <text:p>23,589</text:p>
          </table:table-cell>
          <table:table-cell office:value-type="float" office:value="16.0628108978271" calcext:value-type="float">
            <text:p>16,063</text:p>
          </table:table-cell>
          <table:table-cell office:value-type="float" office:value="13.7514629364014" calcext:value-type="float">
            <text:p>13,751</text:p>
          </table:table-cell>
        </table:table-row>
        <table:table-row table:style-name="ro1">
          <table:table-cell/>
          <table:table-cell office:value-type="float" office:value="15.8921375274658" calcext:value-type="float">
            <text:p>15,892</text:p>
          </table:table-cell>
          <table:table-cell office:value-type="float" office:value="19.4166603088379" calcext:value-type="float">
            <text:p>19,417</text:p>
          </table:table-cell>
          <table:table-cell office:value-type="float" office:value="15.0897941589355" calcext:value-type="float">
            <text:p>15,090</text:p>
          </table:table-cell>
          <table:table-cell office:value-type="float" office:value="13.9413146972656" calcext:value-type="float">
            <text:p>13,941</text:p>
          </table:table-cell>
        </table:table-row>
        <table:table-row table:style-name="ro1">
          <table:table-cell/>
          <table:table-cell office:value-type="float" office:value="12.9479866027832" calcext:value-type="float">
            <text:p>12,948</text:p>
          </table:table-cell>
          <table:table-cell office:value-type="float" office:value="16.5943450927734" calcext:value-type="float">
            <text:p>16,594</text:p>
          </table:table-cell>
          <table:table-cell office:value-type="float" office:value="17.4733066558838" calcext:value-type="float">
            <text:p>17,473</text:p>
          </table:table-cell>
          <table:table-cell office:value-type="float" office:value="16.3367557525635" calcext:value-type="float">
            <text:p>16,337</text:p>
          </table:table-cell>
        </table:table-row>
        <table:table-row table:style-name="ro1">
          <table:table-cell/>
          <table:table-cell office:value-type="float" office:value="17.2917308807373" calcext:value-type="float">
            <text:p>17,292</text:p>
          </table:table-cell>
          <table:table-cell office:value-type="float" office:value="13.9709453582764" calcext:value-type="float">
            <text:p>13,971</text:p>
          </table:table-cell>
          <table:table-cell office:value-type="float" office:value="17.137544631958" calcext:value-type="float">
            <text:p>17,138</text:p>
          </table:table-cell>
          <table:table-cell office:value-type="float" office:value="15.1270399093628" calcext:value-type="float">
            <text:p>15,127</text:p>
          </table:table-cell>
        </table:table-row>
        <table:table-row table:style-name="ro1">
          <table:table-cell/>
          <table:table-cell office:value-type="float" office:value="16.8692607879639" calcext:value-type="float">
            <text:p>16,869</text:p>
          </table:table-cell>
          <table:table-cell office:value-type="float" office:value="21.1483039855957" calcext:value-type="float">
            <text:p>21,148</text:p>
          </table:table-cell>
          <table:table-cell office:value-type="float" office:value="16.4108448028564" calcext:value-type="float">
            <text:p>16,411</text:p>
          </table:table-cell>
          <table:table-cell office:value-type="float" office:value="17.4785690307617" calcext:value-type="float">
            <text:p>17,479</text:p>
          </table:table-cell>
        </table:table-row>
        <table:table-row table:style-name="ro1">
          <table:table-cell/>
          <table:table-cell office:value-type="float" office:value="20.0838565826416" calcext:value-type="float">
            <text:p>20,084</text:p>
          </table:table-cell>
          <table:table-cell office:value-type="float" office:value="19.4154472351074" calcext:value-type="float">
            <text:p>19,415</text:p>
          </table:table-cell>
          <table:table-cell office:value-type="float" office:value="13.71240234375" calcext:value-type="float">
            <text:p>13,712</text:p>
          </table:table-cell>
          <table:table-cell office:value-type="float" office:value="16.3243141174316" calcext:value-type="float">
            <text:p>16,324</text:p>
          </table:table-cell>
        </table:table-row>
        <table:table-row table:style-name="ro1">
          <table:table-cell/>
          <table:table-cell office:value-type="float" office:value="49.5673561096191" calcext:value-type="float">
            <text:p>49,567</text:p>
          </table:table-cell>
          <table:table-cell office:value-type="float" office:value="20.2358169555664" calcext:value-type="float">
            <text:p>20,236</text:p>
          </table:table-cell>
          <table:table-cell office:value-type="float" office:value="13.5592441558838" calcext:value-type="float">
            <text:p>13,559</text:p>
          </table:table-cell>
          <table:table-cell office:value-type="float" office:value="16.1084938049316" calcext:value-type="float">
            <text:p>16,108</text:p>
          </table:table-cell>
        </table:table-row>
        <table:table-row table:style-name="ro1">
          <table:table-cell/>
          <table:table-cell office:value-type="float" office:value="20.6373195648193" calcext:value-type="float">
            <text:p>20,637</text:p>
          </table:table-cell>
          <table:table-cell office:value-type="float" office:value="18.9161815643311" calcext:value-type="float">
            <text:p>18,916</text:p>
          </table:table-cell>
          <table:table-cell office:value-type="float" office:value="17.6047496795654" calcext:value-type="float">
            <text:p>17,605</text:p>
          </table:table-cell>
          <table:table-cell office:value-type="float" office:value="16.9951934814453" calcext:value-type="float">
            <text:p>16,995</text:p>
          </table:table-cell>
        </table:table-row>
        <table:table-row table:style-name="ro1">
          <table:table-cell/>
          <table:table-cell office:value-type="float" office:value="19.2353229522705" calcext:value-type="float">
            <text:p>19,235</text:p>
          </table:table-cell>
          <table:table-cell office:value-type="float" office:value="20.3174247741699" calcext:value-type="float">
            <text:p>20,317</text:p>
          </table:table-cell>
          <table:table-cell office:value-type="float" office:value="16.6250743865967" calcext:value-type="float">
            <text:p>16,625</text:p>
          </table:table-cell>
          <table:table-cell office:value-type="float" office:value="16.0904579162598" calcext:value-type="float">
            <text:p>16,090</text:p>
          </table:table-cell>
        </table:table-row>
        <table:table-row table:style-name="ro1">
          <table:table-cell/>
          <table:table-cell office:value-type="float" office:value="26.0263252258301" calcext:value-type="float">
            <text:p>26,026</text:p>
          </table:table-cell>
          <table:table-cell office:value-type="float" office:value="21.2344303131103" calcext:value-type="float">
            <text:p>21,234</text:p>
          </table:table-cell>
          <table:table-cell office:value-type="float" office:value="17.3987083435059" calcext:value-type="float">
            <text:p>17,399</text:p>
          </table:table-cell>
          <table:table-cell office:value-type="float" office:value="15.1430473327637" calcext:value-type="float">
            <text:p>15,143</text:p>
          </table:table-cell>
        </table:table-row>
        <table:table-row table:style-name="ro1">
          <table:table-cell/>
          <table:table-cell office:value-type="float" office:value="18.2593097686768" calcext:value-type="float">
            <text:p>18,259</text:p>
          </table:table-cell>
          <table:table-cell office:value-type="float" office:value="23.4744281768799" calcext:value-type="float">
            <text:p>23,474</text:p>
          </table:table-cell>
          <table:table-cell office:value-type="float" office:value="16.3463592529297" calcext:value-type="float">
            <text:p>16,346</text:p>
          </table:table-cell>
          <table:table-cell office:value-type="float" office:value="14.5936756134033" calcext:value-type="float">
            <text:p>14,594</text:p>
          </table:table-cell>
        </table:table-row>
        <table:table-row table:style-name="ro1">
          <table:table-cell/>
          <table:table-cell office:value-type="float" office:value="17.6414699554443" calcext:value-type="float">
            <text:p>17,641</text:p>
          </table:table-cell>
          <table:table-cell office:value-type="float" office:value="17.4452991485596" calcext:value-type="float">
            <text:p>17,445</text:p>
          </table:table-cell>
          <table:table-cell office:value-type="float" office:value="18.8177375793457" calcext:value-type="float">
            <text:p>18,818</text:p>
          </table:table-cell>
          <table:table-cell office:value-type="float" office:value="19.2739143371582" calcext:value-type="float">
            <text:p>19,274</text:p>
          </table:table-cell>
        </table:table-row>
        <table:table-row table:style-name="ro1">
          <table:table-cell/>
          <table:table-cell office:value-type="float" office:value="19.313793182373" calcext:value-type="float">
            <text:p>19,314</text:p>
          </table:table-cell>
          <table:table-cell office:value-type="float" office:value="15.8950414657593" calcext:value-type="float">
            <text:p>15,895</text:p>
          </table:table-cell>
          <table:table-cell office:value-type="float" office:value="16.6905460357666" calcext:value-type="float">
            <text:p>16,691</text:p>
          </table:table-cell>
          <table:table-cell office:value-type="float" office:value="17.4145240783691" calcext:value-type="float">
            <text:p>17,415</text:p>
          </table:table-cell>
        </table:table-row>
        <table:table-row table:style-name="ro1">
          <table:table-cell/>
          <table:table-cell office:value-type="float" office:value="17.9605331420898" calcext:value-type="float">
            <text:p>17,961</text:p>
          </table:table-cell>
          <table:table-cell office:value-type="float" office:value="22.4747066497803" calcext:value-type="float">
            <text:p>22,475</text:p>
          </table:table-cell>
          <table:table-cell office:value-type="float" office:value="17.0335483551025" calcext:value-type="float">
            <text:p>17,034</text:p>
          </table:table-cell>
          <table:table-cell office:value-type="float" office:value="18.2925205230713" calcext:value-type="float">
            <text:p>18,293</text:p>
          </table:table-cell>
        </table:table-row>
        <table:table-row table:style-name="ro1">
          <table:table-cell/>
          <table:table-cell office:value-type="float" office:value="21.8389263153076" calcext:value-type="float">
            <text:p>21,839</text:p>
          </table:table-cell>
          <table:table-cell office:value-type="float" office:value="23.087911605835" calcext:value-type="float">
            <text:p>23,088</text:p>
          </table:table-cell>
          <table:table-cell office:value-type="float" office:value="14.93190574646" calcext:value-type="float">
            <text:p>14,932</text:p>
          </table:table-cell>
          <table:table-cell office:value-type="float" office:value="17.6874732971191" calcext:value-type="float">
            <text:p>17,687</text:p>
          </table:table-cell>
        </table:table-row>
        <table:table-row table:style-name="ro1">
          <table:table-cell/>
          <table:table-cell office:value-type="float" office:value="16.4552001953125" calcext:value-type="float">
            <text:p>16,455</text:p>
          </table:table-cell>
          <table:table-cell office:value-type="float" office:value="17.5532550811768" calcext:value-type="float">
            <text:p>17,553</text:p>
          </table:table-cell>
          <table:table-cell office:value-type="float" office:value="13.6725091934204" calcext:value-type="float">
            <text:p>13,673</text:p>
          </table:table-cell>
          <table:table-cell office:value-type="float" office:value="21.612865447998" calcext:value-type="float">
            <text:p>21,613</text:p>
          </table:table-cell>
        </table:table-row>
        <table:table-row table:style-name="ro1">
          <table:table-cell/>
          <table:table-cell office:value-type="float" office:value="19.0815868377686" calcext:value-type="float">
            <text:p>19,082</text:p>
          </table:table-cell>
          <table:table-cell office:value-type="float" office:value="14.4676494598389" calcext:value-type="float">
            <text:p>14,468</text:p>
          </table:table-cell>
          <table:table-cell office:value-type="float" office:value="17.3747234344482" calcext:value-type="float">
            <text:p>17,375</text:p>
          </table:table-cell>
          <table:table-cell office:value-type="float" office:value="13.438907623291" calcext:value-type="float">
            <text:p>13,439</text:p>
          </table:table-cell>
        </table:table-row>
        <table:table-row table:style-name="ro1">
          <table:table-cell/>
          <table:table-cell office:value-type="float" office:value="16.0013427734375" calcext:value-type="float">
            <text:p>16,001</text:p>
          </table:table-cell>
          <table:table-cell office:value-type="float" office:value="16.0923709869385" calcext:value-type="float">
            <text:p>16,092</text:p>
          </table:table-cell>
          <table:table-cell office:value-type="float" office:value="15.3172454833984" calcext:value-type="float">
            <text:p>15,317</text:p>
          </table:table-cell>
          <table:table-cell office:value-type="float" office:value="16.1450939178467" calcext:value-type="float">
            <text:p>16,145</text:p>
          </table:table-cell>
        </table:table-row>
        <table:table-row table:style-name="ro1">
          <table:table-cell/>
          <table:table-cell office:value-type="float" office:value="14.9490928649902" calcext:value-type="float">
            <text:p>14,949</text:p>
          </table:table-cell>
          <table:table-cell office:value-type="float" office:value="22.0047435760498" calcext:value-type="float">
            <text:p>22,005</text:p>
          </table:table-cell>
          <table:table-cell office:value-type="float" office:value="17.5890731811523" calcext:value-type="float">
            <text:p>17,589</text:p>
          </table:table-cell>
          <table:table-cell office:value-type="float" office:value="20.9728984832764" calcext:value-type="float">
            <text:p>20,973</text:p>
          </table:table-cell>
        </table:table-row>
        <table:table-row table:style-name="ro1">
          <table:table-cell/>
          <table:table-cell office:value-type="float" office:value="18.0752944946289" calcext:value-type="float">
            <text:p>18,075</text:p>
          </table:table-cell>
          <table:table-cell office:value-type="float" office:value="16.6163921356201" calcext:value-type="float">
            <text:p>16,616</text:p>
          </table:table-cell>
          <table:table-cell office:value-type="float" office:value="13.6016731262207" calcext:value-type="float">
            <text:p>13,602</text:p>
          </table:table-cell>
          <table:table-cell office:value-type="float" office:value="18.3190784454346" calcext:value-type="float">
            <text:p>18,319</text:p>
          </table:table-cell>
        </table:table-row>
        <table:table-row table:style-name="ro1">
          <table:table-cell/>
          <table:table-cell office:value-type="float" office:value="13.8571739196777" calcext:value-type="float">
            <text:p>13,857</text:p>
          </table:table-cell>
          <table:table-cell office:value-type="float" office:value="14.5171184539795" calcext:value-type="float">
            <text:p>14,517</text:p>
          </table:table-cell>
          <table:table-cell office:value-type="float" office:value="18.1456050872803" calcext:value-type="float">
            <text:p>18,146</text:p>
          </table:table-cell>
          <table:table-cell office:value-type="float" office:value="16.6200160980225" calcext:value-type="float">
            <text:p>16,620</text:p>
          </table:table-cell>
        </table:table-row>
        <table:table-row table:style-name="ro1">
          <table:table-cell/>
          <table:table-cell office:value-type="float" office:value="19.4725646972656" calcext:value-type="float">
            <text:p>19,473</text:p>
          </table:table-cell>
          <table:table-cell office:value-type="float" office:value="16.3122653961182" calcext:value-type="float">
            <text:p>16,312</text:p>
          </table:table-cell>
          <table:table-cell office:value-type="float" office:value="20.0497360229492" calcext:value-type="float">
            <text:p>20,050</text:p>
          </table:table-cell>
          <table:table-cell office:value-type="float" office:value="13.9802513122559" calcext:value-type="float">
            <text:p>13,980</text:p>
          </table:table-cell>
        </table:table-row>
        <table:table-row table:style-name="ro1">
          <table:table-cell/>
          <table:table-cell office:value-type="float" office:value="12.6409778594971" calcext:value-type="float">
            <text:p>12,641</text:p>
          </table:table-cell>
          <table:table-cell office:value-type="float" office:value="19.0313739776611" calcext:value-type="float">
            <text:p>19,031</text:p>
          </table:table-cell>
          <table:table-cell office:value-type="float" office:value="18.0799579620361" calcext:value-type="float">
            <text:p>18,080</text:p>
          </table:table-cell>
          <table:table-cell office:value-type="float" office:value="12.9325323104858" calcext:value-type="float">
            <text:p>12,933</text:p>
          </table:table-cell>
        </table:table-row>
        <table:table-row table:style-name="ro1">
          <table:table-cell/>
          <table:table-cell office:value-type="float" office:value="19.5049514770508" calcext:value-type="float">
            <text:p>19,505</text:p>
          </table:table-cell>
          <table:table-cell office:value-type="float" office:value="19.9507846832275" calcext:value-type="float">
            <text:p>19,951</text:p>
          </table:table-cell>
          <table:table-cell office:value-type="float" office:value="15.0819244384766" calcext:value-type="float">
            <text:p>15,082</text:p>
          </table:table-cell>
          <table:table-cell office:value-type="float" office:value="21.4110412597656" calcext:value-type="float">
            <text:p>21,411</text:p>
          </table:table-cell>
        </table:table-row>
        <table:table-row table:style-name="ro1">
          <table:table-cell/>
          <table:table-cell office:value-type="float" office:value="17.6784343719482" calcext:value-type="float">
            <text:p>17,678</text:p>
          </table:table-cell>
          <table:table-cell office:value-type="float" office:value="22.9853267669678" calcext:value-type="float">
            <text:p>22,985</text:p>
          </table:table-cell>
          <table:table-cell office:value-type="float" office:value="18.8321590423584" calcext:value-type="float">
            <text:p>18,832</text:p>
          </table:table-cell>
          <table:table-cell office:value-type="float" office:value="15.9028873443604" calcext:value-type="float">
            <text:p>15,903</text:p>
          </table:table-cell>
        </table:table-row>
        <table:table-row table:style-name="ro1">
          <table:table-cell/>
          <table:table-cell office:value-type="float" office:value="19.328145980835" calcext:value-type="float">
            <text:p>19,328</text:p>
          </table:table-cell>
          <table:table-cell office:value-type="float" office:value="14.5624885559082" calcext:value-type="float">
            <text:p>14,562</text:p>
          </table:table-cell>
          <table:table-cell office:value-type="float" office:value="15.0703716278076" calcext:value-type="float">
            <text:p>15,070</text:p>
          </table:table-cell>
          <table:table-cell office:value-type="float" office:value="16.8660278320313" calcext:value-type="float">
            <text:p>16,866</text:p>
          </table:table-cell>
        </table:table-row>
        <table:table-row table:style-name="ro1">
          <table:table-cell/>
          <table:table-cell office:value-type="float" office:value="20.0857963562012" calcext:value-type="float">
            <text:p>20,086</text:p>
          </table:table-cell>
          <table:table-cell office:value-type="float" office:value="19.373233795166" calcext:value-type="float">
            <text:p>19,373</text:p>
          </table:table-cell>
          <table:table-cell office:value-type="float" office:value="13.9665327072144" calcext:value-type="float">
            <text:p>13,967</text:p>
          </table:table-cell>
          <table:table-cell office:value-type="float" office:value="18.334436416626" calcext:value-type="float">
            <text:p>18,334</text:p>
          </table:table-cell>
        </table:table-row>
        <table:table-row table:style-name="ro1">
          <table:table-cell/>
          <table:table-cell office:value-type="float" office:value="21.5151195526123" calcext:value-type="float">
            <text:p>21,515</text:p>
          </table:table-cell>
          <table:table-cell office:value-type="float" office:value="18.9394073486328" calcext:value-type="float">
            <text:p>18,939</text:p>
          </table:table-cell>
          <table:table-cell office:value-type="float" office:value="16.0103302001953" calcext:value-type="float">
            <text:p>16,010</text:p>
          </table:table-cell>
          <table:table-cell office:value-type="float" office:value="18.6158504486084" calcext:value-type="float">
            <text:p>18,616</text:p>
          </table:table-cell>
        </table:table-row>
        <table:table-row table:style-name="ro1">
          <table:table-cell/>
          <table:table-cell office:value-type="float" office:value="15.7897815704346" calcext:value-type="float">
            <text:p>15,790</text:p>
          </table:table-cell>
          <table:table-cell office:value-type="float" office:value="17.1382827758789" calcext:value-type="float">
            <text:p>17,138</text:p>
          </table:table-cell>
          <table:table-cell office:value-type="float" office:value="19.1713161468506" calcext:value-type="float">
            <text:p>19,171</text:p>
          </table:table-cell>
          <table:table-cell office:value-type="float" office:value="14.5251579284668" calcext:value-type="float">
            <text:p>14,525</text:p>
          </table:table-cell>
        </table:table-row>
        <table:table-row table:style-name="ro1">
          <table:table-cell/>
          <table:table-cell office:value-type="float" office:value="15.2281284332275" calcext:value-type="float">
            <text:p>15,228</text:p>
          </table:table-cell>
          <table:table-cell office:value-type="float" office:value="16.4259223937988" calcext:value-type="float">
            <text:p>16,426</text:p>
          </table:table-cell>
          <table:table-cell office:value-type="float" office:value="15.4761772155762" calcext:value-type="float">
            <text:p>15,476</text:p>
          </table:table-cell>
          <table:table-cell office:value-type="float" office:value="14.2775764465332" calcext:value-type="float">
            <text:p>14,278</text:p>
          </table:table-cell>
        </table:table-row>
        <table:table-row table:style-name="ro1">
          <table:table-cell/>
          <table:table-cell office:value-type="float" office:value="16.478099822998" calcext:value-type="float">
            <text:p>16,478</text:p>
          </table:table-cell>
          <table:table-cell office:value-type="float" office:value="26.5164566040039" calcext:value-type="float">
            <text:p>26,516</text:p>
          </table:table-cell>
          <table:table-cell office:value-type="float" office:value="18.637638092041" calcext:value-type="float">
            <text:p>18,638</text:p>
          </table:table-cell>
          <table:table-cell office:value-type="float" office:value="16.9232368469238" calcext:value-type="float">
            <text:p>16,923</text:p>
          </table:table-cell>
        </table:table-row>
        <table:table-row table:style-name="ro1">
          <table:table-cell/>
          <table:table-cell office:value-type="float" office:value="25.2996635437012" calcext:value-type="float">
            <text:p>25,300</text:p>
          </table:table-cell>
          <table:table-cell office:value-type="float" office:value="20.6821479797363" calcext:value-type="float">
            <text:p>20,682</text:p>
          </table:table-cell>
          <table:table-cell office:value-type="float" office:value="17.2200374603271" calcext:value-type="float">
            <text:p>17,220</text:p>
          </table:table-cell>
          <table:table-cell office:value-type="float" office:value="20.7474918365479" calcext:value-type="float">
            <text:p>20,747</text:p>
          </table:table-cell>
        </table:table-row>
        <table:table-row table:style-name="ro1">
          <table:table-cell/>
          <table:table-cell office:value-type="float" office:value="22.0050067901611" calcext:value-type="float">
            <text:p>22,005</text:p>
          </table:table-cell>
          <table:table-cell office:value-type="float" office:value="22.4707908630371" calcext:value-type="float">
            <text:p>22,471</text:p>
          </table:table-cell>
          <table:table-cell office:value-type="float" office:value="21.6639537811279" calcext:value-type="float">
            <text:p>21,664</text:p>
          </table:table-cell>
          <table:table-cell office:value-type="float" office:value="17.6617794036865" calcext:value-type="float">
            <text:p>17,662</text:p>
          </table:table-cell>
        </table:table-row>
        <table:table-row table:style-name="ro1">
          <table:table-cell/>
          <table:table-cell office:value-type="float" office:value="16.807409286499" calcext:value-type="float">
            <text:p>16,807</text:p>
          </table:table-cell>
          <table:table-cell office:value-type="float" office:value="16.4261302947998" calcext:value-type="float">
            <text:p>16,426</text:p>
          </table:table-cell>
          <table:table-cell office:value-type="float" office:value="12.3548574447632" calcext:value-type="float">
            <text:p>12,355</text:p>
          </table:table-cell>
          <table:table-cell office:value-type="float" office:value="16.4634876251221" calcext:value-type="float">
            <text:p>16,463</text:p>
          </table:table-cell>
        </table:table-row>
        <table:table-row table:style-name="ro1">
          <table:table-cell/>
          <table:table-cell office:value-type="float" office:value="24.0876331329346" calcext:value-type="float">
            <text:p>24,088</text:p>
          </table:table-cell>
          <table:table-cell office:value-type="float" office:value="17.9039897918701" calcext:value-type="float">
            <text:p>17,904</text:p>
          </table:table-cell>
          <table:table-cell office:value-type="float" office:value="17.8737602233887" calcext:value-type="float">
            <text:p>17,874</text:p>
          </table:table-cell>
          <table:table-cell office:value-type="float" office:value="14.8249597549438" calcext:value-type="float">
            <text:p>14,825</text:p>
          </table:table-cell>
        </table:table-row>
        <table:table-row table:style-name="ro1">
          <table:table-cell/>
          <table:table-cell office:value-type="float" office:value="15.97740650177" calcext:value-type="float">
            <text:p>15,977</text:p>
          </table:table-cell>
          <table:table-cell office:value-type="float" office:value="15.7305917739868" calcext:value-type="float">
            <text:p>15,731</text:p>
          </table:table-cell>
          <table:table-cell office:value-type="float" office:value="18.0287017822266" calcext:value-type="float">
            <text:p>18,029</text:p>
          </table:table-cell>
          <table:table-cell office:value-type="float" office:value="15.7194204330444" calcext:value-type="float">
            <text:p>15,719</text:p>
          </table:table-cell>
        </table:table-row>
        <table:table-row table:style-name="ro1">
          <table:table-cell/>
          <table:table-cell office:value-type="float" office:value="18.1735095977783" calcext:value-type="float">
            <text:p>18,174</text:p>
          </table:table-cell>
          <table:table-cell office:value-type="float" office:value="19.8520927429199" calcext:value-type="float">
            <text:p>19,852</text:p>
          </table:table-cell>
          <table:table-cell office:value-type="float" office:value="18.4016551971436" calcext:value-type="float">
            <text:p>18,402</text:p>
          </table:table-cell>
          <table:table-cell office:value-type="float" office:value="13.5058403015137" calcext:value-type="float">
            <text:p>13,506</text:p>
          </table:table-cell>
        </table:table-row>
        <table:table-row table:style-name="ro1">
          <table:table-cell/>
          <table:table-cell office:value-type="float" office:value="17.2629413604736" calcext:value-type="float">
            <text:p>17,263</text:p>
          </table:table-cell>
          <table:table-cell office:value-type="float" office:value="18.6691055297852" calcext:value-type="float">
            <text:p>18,669</text:p>
          </table:table-cell>
          <table:table-cell office:value-type="float" office:value="21.9840660095215" calcext:value-type="float">
            <text:p>21,984</text:p>
          </table:table-cell>
          <table:table-cell office:value-type="float" office:value="19.8156147003174" calcext:value-type="float">
            <text:p>19,816</text:p>
          </table:table-cell>
        </table:table-row>
        <table:table-row table:style-name="ro1">
          <table:table-cell/>
          <table:table-cell office:value-type="float" office:value="17.9275512695313" calcext:value-type="float">
            <text:p>17,928</text:p>
          </table:table-cell>
          <table:table-cell office:value-type="float" office:value="15.0564832687378" calcext:value-type="float">
            <text:p>15,056</text:p>
          </table:table-cell>
          <table:table-cell office:value-type="float" office:value="21.5138053894043" calcext:value-type="float">
            <text:p>21,514</text:p>
          </table:table-cell>
          <table:table-cell office:value-type="float" office:value="16.6135177612305" calcext:value-type="float">
            <text:p>16,614</text:p>
          </table:table-cell>
        </table:table-row>
        <table:table-row table:style-name="ro1">
          <table:table-cell/>
          <table:table-cell office:value-type="float" office:value="60.4487075805664" calcext:value-type="float">
            <text:p>60,449</text:p>
          </table:table-cell>
          <table:table-cell office:value-type="float" office:value="22.527172088623" calcext:value-type="float">
            <text:p>22,527</text:p>
          </table:table-cell>
          <table:table-cell office:value-type="float" office:value="15.7131099700928" calcext:value-type="float">
            <text:p>15,713</text:p>
          </table:table-cell>
          <table:table-cell office:value-type="float" office:value="18.153636932373" calcext:value-type="float">
            <text:p>18,154</text:p>
          </table:table-cell>
        </table:table-row>
        <table:table-row table:style-name="ro1">
          <table:table-cell/>
          <table:table-cell office:value-type="float" office:value="20.664493560791" calcext:value-type="float">
            <text:p>20,664</text:p>
          </table:table-cell>
          <table:table-cell office:value-type="float" office:value="20.2722358703613" calcext:value-type="float">
            <text:p>20,272</text:p>
          </table:table-cell>
          <table:table-cell office:value-type="float" office:value="15.9053983688354" calcext:value-type="float">
            <text:p>15,905</text:p>
          </table:table-cell>
          <table:table-cell office:value-type="float" office:value="14.6812705993652" calcext:value-type="float">
            <text:p>14,681</text:p>
          </table:table-cell>
        </table:table-row>
        <table:table-row table:style-name="ro1">
          <table:table-cell/>
          <table:table-cell office:value-type="float" office:value="17.9796447753906" calcext:value-type="float">
            <text:p>17,980</text:p>
          </table:table-cell>
          <table:table-cell office:value-type="float" office:value="19.003791809082" calcext:value-type="float">
            <text:p>19,004</text:p>
          </table:table-cell>
          <table:table-cell office:value-type="float" office:value="16.8270320892334" calcext:value-type="float">
            <text:p>16,827</text:p>
          </table:table-cell>
          <table:table-cell office:value-type="float" office:value="12.6502122879028" calcext:value-type="float">
            <text:p>12,650</text:p>
          </table:table-cell>
        </table:table-row>
        <table:table-row table:style-name="ro1">
          <table:table-cell/>
          <table:table-cell office:value-type="float" office:value="18.3287448883057" calcext:value-type="float">
            <text:p>18,329</text:p>
          </table:table-cell>
          <table:table-cell office:value-type="float" office:value="19.2171878814697" calcext:value-type="float">
            <text:p>19,217</text:p>
          </table:table-cell>
          <table:table-cell office:value-type="float" office:value="17.9576549530029" calcext:value-type="float">
            <text:p>17,958</text:p>
          </table:table-cell>
          <table:table-cell office:value-type="float" office:value="20.6703319549561" calcext:value-type="float">
            <text:p>20,670</text:p>
          </table:table-cell>
        </table:table-row>
        <table:table-row table:style-name="ro1">
          <table:table-cell/>
          <table:table-cell office:value-type="float" office:value="22.8020915985107" calcext:value-type="float">
            <text:p>22,802</text:p>
          </table:table-cell>
          <table:table-cell office:value-type="float" office:value="19.6320762634277" calcext:value-type="float">
            <text:p>19,632</text:p>
          </table:table-cell>
          <table:table-cell office:value-type="float" office:value="13.3949117660522" calcext:value-type="float">
            <text:p>13,395</text:p>
          </table:table-cell>
          <table:table-cell office:value-type="float" office:value="14.1784992218018" calcext:value-type="float">
            <text:p>14,178</text:p>
          </table:table-cell>
        </table:table-row>
        <table:table-row table:style-name="ro1">
          <table:table-cell/>
          <table:table-cell office:value-type="float" office:value="20.7602195739746" calcext:value-type="float">
            <text:p>20,760</text:p>
          </table:table-cell>
          <table:table-cell office:value-type="float" office:value="18.3093013763428" calcext:value-type="float">
            <text:p>18,309</text:p>
          </table:table-cell>
          <table:table-cell office:value-type="float" office:value="17.2620964050293" calcext:value-type="float">
            <text:p>17,262</text:p>
          </table:table-cell>
          <table:table-cell office:value-type="float" office:value="15.8597106933594" calcext:value-type="float">
            <text:p>15,860</text:p>
          </table:table-cell>
        </table:table-row>
        <table:table-row table:style-name="ro1">
          <table:table-cell/>
          <table:table-cell office:value-type="float" office:value="48.2839965820313" calcext:value-type="float">
            <text:p>48,284</text:p>
          </table:table-cell>
          <table:table-cell office:value-type="float" office:value="22.9795169830322" calcext:value-type="float">
            <text:p>22,980</text:p>
          </table:table-cell>
          <table:table-cell office:value-type="float" office:value="18.5493946075439" calcext:value-type="float">
            <text:p>18,549</text:p>
          </table:table-cell>
          <table:table-cell office:value-type="float" office:value="18.8505802154541" calcext:value-type="float">
            <text:p>18,851</text:p>
          </table:table-cell>
        </table:table-row>
        <table:table-row table:style-name="ro1">
          <table:table-cell/>
          <table:table-cell office:value-type="float" office:value="20.716609954834" calcext:value-type="float">
            <text:p>20,717</text:p>
          </table:table-cell>
          <table:table-cell office:value-type="float" office:value="20.4041728973389" calcext:value-type="float">
            <text:p>20,404</text:p>
          </table:table-cell>
          <table:table-cell office:value-type="float" office:value="16.8062992095947" calcext:value-type="float">
            <text:p>16,806</text:p>
          </table:table-cell>
          <table:table-cell office:value-type="float" office:value="16.9800662994385" calcext:value-type="float">
            <text:p>16,980</text:p>
          </table:table-cell>
        </table:table-row>
        <table:table-row table:style-name="ro1">
          <table:table-cell/>
          <table:table-cell office:value-type="float" office:value="18.4966983795166" calcext:value-type="float">
            <text:p>18,497</text:p>
          </table:table-cell>
          <table:table-cell office:value-type="float" office:value="18.4864444732666" calcext:value-type="float">
            <text:p>18,486</text:p>
          </table:table-cell>
          <table:table-cell office:value-type="float" office:value="15.5491752624512" calcext:value-type="float">
            <text:p>15,549</text:p>
          </table:table-cell>
          <table:table-cell office:value-type="float" office:value="17.6518497467041" calcext:value-type="float">
            <text:p>17,652</text:p>
          </table:table-cell>
        </table:table-row>
        <table:table-row table:style-name="ro1">
          <table:table-cell/>
          <table:table-cell office:value-type="float" office:value="19.8081130981445" calcext:value-type="float">
            <text:p>19,808</text:p>
          </table:table-cell>
          <table:table-cell office:value-type="float" office:value="21.2603378295898" calcext:value-type="float">
            <text:p>21,260</text:p>
          </table:table-cell>
          <table:table-cell office:value-type="float" office:value="17.9039897918701" calcext:value-type="float">
            <text:p>17,904</text:p>
          </table:table-cell>
          <table:table-cell office:value-type="float" office:value="15.4885768890381" calcext:value-type="float">
            <text:p>15,489</text:p>
          </table:table-cell>
        </table:table-row>
        <table:table-row table:style-name="ro1">
          <table:table-cell/>
          <table:table-cell office:value-type="float" office:value="14.565957069397" calcext:value-type="float">
            <text:p>14,566</text:p>
          </table:table-cell>
          <table:table-cell office:value-type="float" office:value="17.848237991333" calcext:value-type="float">
            <text:p>17,848</text:p>
          </table:table-cell>
          <table:table-cell office:value-type="float" office:value="16.3417530059814" calcext:value-type="float">
            <text:p>16,342</text:p>
          </table:table-cell>
          <table:table-cell office:value-type="float" office:value="17.8380069732666" calcext:value-type="float">
            <text:p>17,838</text:p>
          </table:table-cell>
        </table:table-row>
        <table:table-row table:style-name="ro1">
          <table:table-cell/>
          <table:table-cell office:value-type="float" office:value="22.5074424743652" calcext:value-type="float">
            <text:p>22,507</text:p>
          </table:table-cell>
          <table:table-cell office:value-type="float" office:value="15.7142486572266" calcext:value-type="float">
            <text:p>15,714</text:p>
          </table:table-cell>
          <table:table-cell office:value-type="float" office:value="14.5455446243286" calcext:value-type="float">
            <text:p>14,546</text:p>
          </table:table-cell>
          <table:table-cell office:value-type="float" office:value="19.2695827484131" calcext:value-type="float">
            <text:p>19,270</text:p>
          </table:table-cell>
        </table:table-row>
        <table:table-row table:style-name="ro1">
          <table:table-cell/>
          <table:table-cell office:value-type="float" office:value="13.3539581298828" calcext:value-type="float">
            <text:p>13,354</text:p>
          </table:table-cell>
          <table:table-cell office:value-type="float" office:value="18.7084903717041" calcext:value-type="float">
            <text:p>18,708</text:p>
          </table:table-cell>
          <table:table-cell office:value-type="float" office:value="15.4857187271118" calcext:value-type="float">
            <text:p>15,486</text:p>
          </table:table-cell>
          <table:table-cell office:value-type="float" office:value="20.6088943481445" calcext:value-type="float">
            <text:p>20,609</text:p>
          </table:table-cell>
        </table:table-row>
        <table:table-row table:style-name="ro1">
          <table:table-cell/>
          <table:table-cell office:value-type="float" office:value="17.8086280822754" calcext:value-type="float">
            <text:p>17,809</text:p>
          </table:table-cell>
          <table:table-cell office:value-type="float" office:value="19.0677928924561" calcext:value-type="float">
            <text:p>19,068</text:p>
          </table:table-cell>
          <table:table-cell office:value-type="float" office:value="15.3337545394897" calcext:value-type="float">
            <text:p>15,334</text:p>
          </table:table-cell>
          <table:table-cell office:value-type="float" office:value="15.6625633239746" calcext:value-type="float">
            <text:p>15,663</text:p>
          </table:table-cell>
        </table:table-row>
        <table:table-row table:style-name="ro1">
          <table:table-cell/>
          <table:table-cell office:value-type="float" office:value="17.7294979095459" calcext:value-type="float">
            <text:p>17,729</text:p>
          </table:table-cell>
          <table:table-cell office:value-type="float" office:value="18.8008842468262" calcext:value-type="float">
            <text:p>18,801</text:p>
          </table:table-cell>
          <table:table-cell office:value-type="float" office:value="17.4873638153076" calcext:value-type="float">
            <text:p>17,487</text:p>
          </table:table-cell>
          <table:table-cell office:value-type="float" office:value="14.6179294586182" calcext:value-type="float">
            <text:p>14,618</text:p>
          </table:table-cell>
        </table:table-row>
        <table:table-row table:style-name="ro1">
          <table:table-cell/>
          <table:table-cell office:value-type="float" office:value="18.0489101409912" calcext:value-type="float">
            <text:p>18,049</text:p>
          </table:table-cell>
          <table:table-cell office:value-type="float" office:value="16.3730564117432" calcext:value-type="float">
            <text:p>16,373</text:p>
          </table:table-cell>
          <table:table-cell office:value-type="float" office:value="18.9444313049316" calcext:value-type="float">
            <text:p>18,944</text:p>
          </table:table-cell>
          <table:table-cell office:value-type="float" office:value="13.1198616027832" calcext:value-type="float">
            <text:p>13,120</text:p>
          </table:table-cell>
        </table:table-row>
        <table:table-row table:style-name="ro1">
          <table:table-cell/>
          <table:table-cell office:value-type="float" office:value="17.7416286468506" calcext:value-type="float">
            <text:p>17,742</text:p>
          </table:table-cell>
          <table:table-cell office:value-type="float" office:value="15.8080682754517" calcext:value-type="float">
            <text:p>15,808</text:p>
          </table:table-cell>
          <table:table-cell office:value-type="float" office:value="15.3631792068481" calcext:value-type="float">
            <text:p>15,363</text:p>
          </table:table-cell>
          <table:table-cell office:value-type="float" office:value="19.6560325622559" calcext:value-type="float">
            <text:p>19,656</text:p>
          </table:table-cell>
        </table:table-row>
        <table:table-row table:style-name="ro1">
          <table:table-cell/>
          <table:table-cell office:value-type="float" office:value="14.7211790084839" calcext:value-type="float">
            <text:p>14,721</text:p>
          </table:table-cell>
          <table:table-cell office:value-type="float" office:value="18.3996677398682" calcext:value-type="float">
            <text:p>18,400</text:p>
          </table:table-cell>
          <table:table-cell office:value-type="float" office:value="14.9295358657837" calcext:value-type="float">
            <text:p>14,930</text:p>
          </table:table-cell>
          <table:table-cell office:value-type="float" office:value="18.7536792755127" calcext:value-type="float">
            <text:p>18,754</text:p>
          </table:table-cell>
        </table:table-row>
        <table:table-row table:style-name="ro1">
          <table:table-cell/>
          <table:table-cell office:value-type="float" office:value="16.1129341125488" calcext:value-type="float">
            <text:p>16,113</text:p>
          </table:table-cell>
          <table:table-cell office:value-type="float" office:value="13.2256717681885" calcext:value-type="float">
            <text:p>13,226</text:p>
          </table:table-cell>
          <table:table-cell office:value-type="float" office:value="15.727089881897" calcext:value-type="float">
            <text:p>15,727</text:p>
          </table:table-cell>
          <table:table-cell office:value-type="float" office:value="16.2470302581787" calcext:value-type="float">
            <text:p>16,247</text:p>
          </table:table-cell>
        </table:table-row>
        <table:table-row table:style-name="ro1">
          <table:table-cell/>
          <table:table-cell office:value-type="float" office:value="13.9819984436035" calcext:value-type="float">
            <text:p>13,982</text:p>
          </table:table-cell>
          <table:table-cell office:value-type="float" office:value="20.4662990570068" calcext:value-type="float">
            <text:p>20,466</text:p>
          </table:table-cell>
          <table:table-cell office:value-type="float" office:value="16.4708385467529" calcext:value-type="float">
            <text:p>16,471</text:p>
          </table:table-cell>
          <table:table-cell office:value-type="float" office:value="16.8347835540771" calcext:value-type="float">
            <text:p>16,835</text:p>
          </table:table-cell>
        </table:table-row>
        <table:table-row table:style-name="ro1">
          <table:table-cell/>
          <table:table-cell office:value-type="float" office:value="19.5918064117432" calcext:value-type="float">
            <text:p>19,592</text:p>
          </table:table-cell>
          <table:table-cell office:value-type="float" office:value="17.9297523498535" calcext:value-type="float">
            <text:p>17,930</text:p>
          </table:table-cell>
          <table:table-cell office:value-type="float" office:value="18.6340522766113" calcext:value-type="float">
            <text:p>18,634</text:p>
          </table:table-cell>
          <table:table-cell office:value-type="float" office:value="15.8067302703857" calcext:value-type="float">
            <text:p>15,807</text:p>
          </table:table-cell>
        </table:table-row>
        <table:table-row table:style-name="ro1">
          <table:table-cell/>
          <table:table-cell office:value-type="float" office:value="23.0231761932373" calcext:value-type="float">
            <text:p>23,023</text:p>
          </table:table-cell>
          <table:table-cell office:value-type="float" office:value="15.3353338241577" calcext:value-type="float">
            <text:p>15,335</text:p>
          </table:table-cell>
          <table:table-cell office:value-type="float" office:value="21.0096759796143" calcext:value-type="float">
            <text:p>21,010</text:p>
          </table:table-cell>
          <table:table-cell office:value-type="float" office:value="17.6558361053467" calcext:value-type="float">
            <text:p>17,656</text:p>
          </table:table-cell>
        </table:table-row>
        <table:table-row table:style-name="ro1">
          <table:table-cell/>
          <table:table-cell office:value-type="float" office:value="19.9385166168213" calcext:value-type="float">
            <text:p>19,939</text:p>
          </table:table-cell>
          <table:table-cell office:value-type="float" office:value="16.584867477417" calcext:value-type="float">
            <text:p>16,585</text:p>
          </table:table-cell>
          <table:table-cell office:value-type="float" office:value="12.9434642791748" calcext:value-type="float">
            <text:p>12,943</text:p>
          </table:table-cell>
          <table:table-cell office:value-type="float" office:value="18.8902702331543" calcext:value-type="float">
            <text:p>18,890</text:p>
          </table:table-cell>
        </table:table-row>
        <table:table-row table:style-name="ro1">
          <table:table-cell/>
          <table:table-cell office:value-type="float" office:value="21.0754508972168" calcext:value-type="float">
            <text:p>21,075</text:p>
          </table:table-cell>
          <table:table-cell office:value-type="float" office:value="24.635326385498" calcext:value-type="float">
            <text:p>24,635</text:p>
          </table:table-cell>
          <table:table-cell office:value-type="float" office:value="14.2833843231201" calcext:value-type="float">
            <text:p>14,283</text:p>
          </table:table-cell>
          <table:table-cell office:value-type="float" office:value="18.438060760498" calcext:value-type="float">
            <text:p>18,438</text:p>
          </table:table-cell>
        </table:table-row>
        <table:table-row table:style-name="ro1">
          <table:table-cell/>
          <table:table-cell office:value-type="float" office:value="15.5513257980347" calcext:value-type="float">
            <text:p>15,551</text:p>
          </table:table-cell>
          <table:table-cell office:value-type="float" office:value="18.9235877990723" calcext:value-type="float">
            <text:p>18,924</text:p>
          </table:table-cell>
          <table:table-cell office:value-type="float" office:value="13.333909034729" calcext:value-type="float">
            <text:p>13,334</text:p>
          </table:table-cell>
          <table:table-cell office:value-type="float" office:value="17.9408416748047" calcext:value-type="float">
            <text:p>17,941</text:p>
          </table:table-cell>
        </table:table-row>
        <table:table-row table:style-name="ro1">
          <table:table-cell/>
          <table:table-cell office:value-type="float" office:value="14.633017539978" calcext:value-type="float">
            <text:p>14,633</text:p>
          </table:table-cell>
          <table:table-cell office:value-type="float" office:value="18.887767791748" calcext:value-type="float">
            <text:p>18,888</text:p>
          </table:table-cell>
          <table:table-cell office:value-type="float" office:value="13.7003860473633" calcext:value-type="float">
            <text:p>13,700</text:p>
          </table:table-cell>
          <table:table-cell office:value-type="float" office:value="17.0606002807617" calcext:value-type="float">
            <text:p>17,061</text:p>
          </table:table-cell>
        </table:table-row>
        <table:table-row table:style-name="ro1">
          <table:table-cell/>
          <table:table-cell office:value-type="float" office:value="15.975341796875" calcext:value-type="float">
            <text:p>15,975</text:p>
          </table:table-cell>
          <table:table-cell office:value-type="float" office:value="18.908374786377" calcext:value-type="float">
            <text:p>18,908</text:p>
          </table:table-cell>
          <table:table-cell office:value-type="float" office:value="23.2750854492187" calcext:value-type="float">
            <text:p>23,275</text:p>
          </table:table-cell>
          <table:table-cell office:value-type="float" office:value="17.9527835845947" calcext:value-type="float">
            <text:p>17,953</text:p>
          </table:table-cell>
        </table:table-row>
        <table:table-row table:style-name="ro1">
          <table:table-cell/>
          <table:table-cell office:value-type="float" office:value="19.7981986999512" calcext:value-type="float">
            <text:p>19,798</text:p>
          </table:table-cell>
          <table:table-cell office:value-type="float" office:value="15.6546783447266" calcext:value-type="float">
            <text:p>15,655</text:p>
          </table:table-cell>
          <table:table-cell office:value-type="float" office:value="13.8658123016357" calcext:value-type="float">
            <text:p>13,866</text:p>
          </table:table-cell>
          <table:table-cell office:value-type="float" office:value="15.8493051528931" calcext:value-type="float">
            <text:p>15,849</text:p>
          </table:table-cell>
        </table:table-row>
        <table:table-row table:style-name="ro1">
          <table:table-cell/>
          <table:table-cell office:value-type="float" office:value="19.3743019104004" calcext:value-type="float">
            <text:p>19,374</text:p>
          </table:table-cell>
          <table:table-cell office:value-type="float" office:value="17.1584358215332" calcext:value-type="float">
            <text:p>17,158</text:p>
          </table:table-cell>
          <table:table-cell office:value-type="float" office:value="17.699592590332" calcext:value-type="float">
            <text:p>17,700</text:p>
          </table:table-cell>
          <table:table-cell office:value-type="float" office:value="16.369836807251" calcext:value-type="float">
            <text:p>16,370</text:p>
          </table:table-cell>
        </table:table-row>
        <table:table-row table:style-name="ro1">
          <table:table-cell/>
          <table:table-cell office:value-type="float" office:value="17.3013782501221" calcext:value-type="float">
            <text:p>17,301</text:p>
          </table:table-cell>
          <table:table-cell office:value-type="float" office:value="19.0678157806396" calcext:value-type="float">
            <text:p>19,068</text:p>
          </table:table-cell>
          <table:table-cell office:value-type="float" office:value="19.1959629058838" calcext:value-type="float">
            <text:p>19,196</text:p>
          </table:table-cell>
          <table:table-cell office:value-type="float" office:value="16.1752967834473" calcext:value-type="float">
            <text:p>16,175</text:p>
          </table:table-cell>
        </table:table-row>
        <table:table-row table:style-name="ro1">
          <table:table-cell/>
          <table:table-cell office:value-type="float" office:value="17.9607372283936" calcext:value-type="float">
            <text:p>17,961</text:p>
          </table:table-cell>
          <table:table-cell office:value-type="float" office:value="17.9548625946045" calcext:value-type="float">
            <text:p>17,955</text:p>
          </table:table-cell>
          <table:table-cell office:value-type="float" office:value="18.1581268310547" calcext:value-type="float">
            <text:p>18,158</text:p>
          </table:table-cell>
          <table:table-cell office:value-type="float" office:value="15.7201499938965" calcext:value-type="float">
            <text:p>15,720</text:p>
          </table:table-cell>
        </table:table-row>
        <table:table-row table:style-name="ro1">
          <table:table-cell/>
          <table:table-cell office:value-type="float" office:value="19.4829254150391" calcext:value-type="float">
            <text:p>19,483</text:p>
          </table:table-cell>
          <table:table-cell office:value-type="float" office:value="17.3013553619385" calcext:value-type="float">
            <text:p>17,301</text:p>
          </table:table-cell>
          <table:table-cell office:value-type="float" office:value="18.7593860626221" calcext:value-type="float">
            <text:p>18,759</text:p>
          </table:table-cell>
          <table:table-cell office:value-type="float" office:value="16.8981590270996" calcext:value-type="float">
            <text:p>16,898</text:p>
          </table:table-cell>
        </table:table-row>
        <table:table-row table:style-name="ro1">
          <table:table-cell/>
          <table:table-cell office:value-type="float" office:value="149.325897216797" calcext:value-type="float">
            <text:p>149,326</text:p>
          </table:table-cell>
          <table:table-cell office:value-type="float" office:value="17.0044021606445" calcext:value-type="float">
            <text:p>17,004</text:p>
          </table:table-cell>
          <table:table-cell office:value-type="float" office:value="14.3698816299438" calcext:value-type="float">
            <text:p>14,370</text:p>
          </table:table-cell>
          <table:table-cell office:value-type="float" office:value="13.7640132904053" calcext:value-type="float">
            <text:p>13,764</text:p>
          </table:table-cell>
        </table:table-row>
        <table:table-row table:style-name="ro1">
          <table:table-cell/>
          <table:table-cell office:value-type="float" office:value="20.0095863342285" calcext:value-type="float">
            <text:p>20,010</text:p>
          </table:table-cell>
          <table:table-cell office:value-type="float" office:value="22.5952758789062" calcext:value-type="float">
            <text:p>22,595</text:p>
          </table:table-cell>
          <table:table-cell office:value-type="float" office:value="17.1804466247559" calcext:value-type="float">
            <text:p>17,180</text:p>
          </table:table-cell>
          <table:table-cell office:value-type="float" office:value="15.8701133728027" calcext:value-type="float">
            <text:p>15,870</text:p>
          </table:table-cell>
        </table:table-row>
        <table:table-row table:style-name="ro1">
          <table:table-cell/>
          <table:table-cell office:value-type="float" office:value="15.3190250396729" calcext:value-type="float">
            <text:p>15,319</text:p>
          </table:table-cell>
          <table:table-cell office:value-type="float" office:value="17.8121166229248" calcext:value-type="float">
            <text:p>17,812</text:p>
          </table:table-cell>
          <table:table-cell office:value-type="float" office:value="16.0181503295898" calcext:value-type="float">
            <text:p>16,018</text:p>
          </table:table-cell>
          <table:table-cell office:value-type="float" office:value="14.6889762878418" calcext:value-type="float">
            <text:p>14,689</text:p>
          </table:table-cell>
        </table:table-row>
        <table:table-row table:style-name="ro1">
          <table:table-cell/>
          <table:table-cell office:value-type="float" office:value="19.6866436004639" calcext:value-type="float">
            <text:p>19,687</text:p>
          </table:table-cell>
          <table:table-cell office:value-type="float" office:value="18.5880737304688" calcext:value-type="float">
            <text:p>18,588</text:p>
          </table:table-cell>
          <table:table-cell office:value-type="float" office:value="15.9443235397339" calcext:value-type="float">
            <text:p>15,944</text:p>
          </table:table-cell>
          <table:table-cell office:value-type="float" office:value="16.3002033233643" calcext:value-type="float">
            <text:p>16,300</text:p>
          </table:table-cell>
        </table:table-row>
        <table:table-row table:style-name="ro1">
          <table:table-cell/>
          <table:table-cell office:value-type="float" office:value="269.665496826172" calcext:value-type="float">
            <text:p>269,665</text:p>
          </table:table-cell>
          <table:table-cell office:value-type="float" office:value="20.5964069366455" calcext:value-type="float">
            <text:p>20,596</text:p>
          </table:table-cell>
          <table:table-cell office:value-type="float" office:value="20.834135055542" calcext:value-type="float">
            <text:p>20,834</text:p>
          </table:table-cell>
          <table:table-cell office:value-type="float" office:value="17.0568828582764" calcext:value-type="float">
            <text:p>17,057</text:p>
          </table:table-cell>
        </table:table-row>
        <table:table-row table:style-name="ro1">
          <table:table-cell/>
          <table:table-cell office:value-type="float" office:value="18.0294647216797" calcext:value-type="float">
            <text:p>18,029</text:p>
          </table:table-cell>
          <table:table-cell office:value-type="float" office:value="17.3600578308105" calcext:value-type="float">
            <text:p>17,360</text:p>
          </table:table-cell>
          <table:table-cell office:value-type="float" office:value="17.7510032653809" calcext:value-type="float">
            <text:p>17,751</text:p>
          </table:table-cell>
          <table:table-cell office:value-type="float" office:value="18.2841625213623" calcext:value-type="float">
            <text:p>18,284</text:p>
          </table:table-cell>
        </table:table-row>
        <table:table-row table:style-name="ro1">
          <table:table-cell/>
          <table:table-cell office:value-type="float" office:value="25.6167049407959" calcext:value-type="float">
            <text:p>25,617</text:p>
          </table:table-cell>
          <table:table-cell office:value-type="float" office:value="21.1190795898437" calcext:value-type="float">
            <text:p>21,119</text:p>
          </table:table-cell>
          <table:table-cell office:value-type="float" office:value="18.7424335479736" calcext:value-type="float">
            <text:p>18,742</text:p>
          </table:table-cell>
          <table:table-cell office:value-type="float" office:value="14.7268486022949" calcext:value-type="float">
            <text:p>14,727</text:p>
          </table:table-cell>
        </table:table-row>
        <table:table-row table:style-name="ro1">
          <table:table-cell/>
          <table:table-cell office:value-type="float" office:value="17.0044021606445" calcext:value-type="float">
            <text:p>17,004</text:p>
          </table:table-cell>
          <table:table-cell office:value-type="float" office:value="14.9143552780151" calcext:value-type="float">
            <text:p>14,914</text:p>
          </table:table-cell>
          <table:table-cell office:value-type="float" office:value="16.1044578552246" calcext:value-type="float">
            <text:p>16,104</text:p>
          </table:table-cell>
          <table:table-cell office:value-type="float" office:value="11.6948366165161" calcext:value-type="float">
            <text:p>11,695</text:p>
          </table:table-cell>
        </table:table-row>
        <table:table-row table:style-name="ro1">
          <table:table-cell/>
          <table:table-cell office:value-type="float" office:value="14.1891784667969" calcext:value-type="float">
            <text:p>14,189</text:p>
          </table:table-cell>
          <table:table-cell office:value-type="float" office:value="18.6729698181152" calcext:value-type="float">
            <text:p>18,673</text:p>
          </table:table-cell>
          <table:table-cell office:value-type="float" office:value="16.3960304260254" calcext:value-type="float">
            <text:p>16,396</text:p>
          </table:table-cell>
          <table:table-cell office:value-type="float" office:value="15.9051351547241" calcext:value-type="float">
            <text:p>15,905</text:p>
          </table:table-cell>
        </table:table-row>
        <table:table-row table:style-name="ro1">
          <table:table-cell/>
          <table:table-cell office:value-type="float" office:value="15.6532535552979" calcext:value-type="float">
            <text:p>15,653</text:p>
          </table:table-cell>
          <table:table-cell office:value-type="float" office:value="19.8998222351074" calcext:value-type="float">
            <text:p>19,900</text:p>
          </table:table-cell>
          <table:table-cell office:value-type="float" office:value="19.7398490905762" calcext:value-type="float">
            <text:p>19,740</text:p>
          </table:table-cell>
          <table:table-cell office:value-type="float" office:value="13.4392356872559" calcext:value-type="float">
            <text:p>13,439</text:p>
          </table:table-cell>
        </table:table-row>
        <table:table-row table:style-name="ro1">
          <table:table-cell/>
          <table:table-cell office:value-type="float" office:value="18.356969833374" calcext:value-type="float">
            <text:p>18,357</text:p>
          </table:table-cell>
          <table:table-cell office:value-type="float" office:value="19.4952659606934" calcext:value-type="float">
            <text:p>19,495</text:p>
          </table:table-cell>
          <table:table-cell office:value-type="float" office:value="18.8133316040039" calcext:value-type="float">
            <text:p>18,813</text:p>
          </table:table-cell>
          <table:table-cell office:value-type="float" office:value="15.201774597168" calcext:value-type="float">
            <text:p>15,202</text:p>
          </table:table-cell>
        </table:table-row>
        <table:table-row table:style-name="ro1">
          <table:table-cell/>
          <table:table-cell office:value-type="float" office:value="13.2487487792969" calcext:value-type="float">
            <text:p>13,249</text:p>
          </table:table-cell>
          <table:table-cell office:value-type="float" office:value="16.1851406097412" calcext:value-type="float">
            <text:p>16,185</text:p>
          </table:table-cell>
          <table:table-cell office:value-type="float" office:value="13.9291152954102" calcext:value-type="float">
            <text:p>13,929</text:p>
          </table:table-cell>
          <table:table-cell office:value-type="float" office:value="19.9652309417725" calcext:value-type="float">
            <text:p>19,965</text:p>
          </table:table-cell>
        </table:table-row>
        <table:table-row table:style-name="ro1">
          <table:table-cell/>
          <table:table-cell office:value-type="float" office:value="19.9747772216797" calcext:value-type="float">
            <text:p>19,975</text:p>
          </table:table-cell>
          <table:table-cell office:value-type="float" office:value="17.2787113189697" calcext:value-type="float">
            <text:p>17,279</text:p>
          </table:table-cell>
          <table:table-cell office:value-type="float" office:value="17.2285709381104" calcext:value-type="float">
            <text:p>17,229</text:p>
          </table:table-cell>
          <table:table-cell office:value-type="float" office:value="17.6116390228271" calcext:value-type="float">
            <text:p>17,612</text:p>
          </table:table-cell>
        </table:table-row>
        <table:table-row table:style-name="ro1">
          <table:table-cell/>
          <table:table-cell office:value-type="float" office:value="19.6077766418457" calcext:value-type="float">
            <text:p>19,608</text:p>
          </table:table-cell>
          <table:table-cell office:value-type="float" office:value="18.2826366424561" calcext:value-type="float">
            <text:p>18,283</text:p>
          </table:table-cell>
          <table:table-cell office:value-type="float" office:value="14.1765489578247" calcext:value-type="float">
            <text:p>14,177</text:p>
          </table:table-cell>
          <table:table-cell office:value-type="float" office:value="14.908989906311" calcext:value-type="float">
            <text:p>14,909</text:p>
          </table:table-cell>
        </table:table-row>
        <table:table-row table:style-name="ro1">
          <table:table-cell/>
          <table:table-cell office:value-type="float" office:value="21.0061721801758" calcext:value-type="float">
            <text:p>21,006</text:p>
          </table:table-cell>
          <table:table-cell office:value-type="float" office:value="22.0527725219727" calcext:value-type="float">
            <text:p>22,053</text:p>
          </table:table-cell>
          <table:table-cell office:value-type="float" office:value="16.3161163330078" calcext:value-type="float">
            <text:p>16,316</text:p>
          </table:table-cell>
          <table:table-cell office:value-type="float" office:value="17.33180809021" calcext:value-type="float">
            <text:p>17,332</text:p>
          </table:table-cell>
        </table:table-row>
        <table:table-row table:style-name="ro1">
          <table:table-cell/>
          <table:table-cell office:value-type="float" office:value="15.9724855422974" calcext:value-type="float">
            <text:p>15,972</text:p>
          </table:table-cell>
          <table:table-cell office:value-type="float" office:value="19.1737689971924" calcext:value-type="float">
            <text:p>19,174</text:p>
          </table:table-cell>
          <table:table-cell office:value-type="float" office:value="16.5841045379639" calcext:value-type="float">
            <text:p>16,584</text:p>
          </table:table-cell>
          <table:table-cell office:value-type="float" office:value="16.6641006469727" calcext:value-type="float">
            <text:p>16,664</text:p>
          </table:table-cell>
        </table:table-row>
        <table:table-row table:style-name="ro1">
          <table:table-cell/>
          <table:table-cell office:value-type="float" office:value="19.607271194458" calcext:value-type="float">
            <text:p>19,607</text:p>
          </table:table-cell>
          <table:table-cell office:value-type="float" office:value="15.9132423400879" calcext:value-type="float">
            <text:p>15,913</text:p>
          </table:table-cell>
          <table:table-cell office:value-type="float" office:value="14.1737451553345" calcext:value-type="float">
            <text:p>14,174</text:p>
          </table:table-cell>
          <table:table-cell office:value-type="float" office:value="17.8792686462402" calcext:value-type="float">
            <text:p>17,879</text:p>
          </table:table-cell>
        </table:table-row>
        <table:table-row table:style-name="ro1">
          <table:table-cell/>
          <table:table-cell office:value-type="float" office:value="20.0922946929932" calcext:value-type="float">
            <text:p>20,092</text:p>
          </table:table-cell>
          <table:table-cell office:value-type="float" office:value="18.3201217651367" calcext:value-type="float">
            <text:p>18,320</text:p>
          </table:table-cell>
          <table:table-cell office:value-type="float" office:value="17.8035163879395" calcext:value-type="float">
            <text:p>17,804</text:p>
          </table:table-cell>
          <table:table-cell office:value-type="float" office:value="16.0332336425781" calcext:value-type="float">
            <text:p>16,033</text:p>
          </table:table-cell>
        </table:table-row>
        <table:table-row table:style-name="ro1">
          <table:table-cell/>
          <table:table-cell office:value-type="float" office:value="26.1543846130371" calcext:value-type="float">
            <text:p>26,154</text:p>
          </table:table-cell>
          <table:table-cell office:value-type="float" office:value="19.3096485137939" calcext:value-type="float">
            <text:p>19,310</text:p>
          </table:table-cell>
          <table:table-cell office:value-type="float" office:value="18.9023666381836" calcext:value-type="float">
            <text:p>18,902</text:p>
          </table:table-cell>
          <table:table-cell office:value-type="float" office:value="18.8526573181152" calcext:value-type="float">
            <text:p>18,853</text:p>
          </table:table-cell>
        </table:table-row>
        <table:table-row table:style-name="ro1">
          <table:table-cell/>
          <table:table-cell office:value-type="float" office:value="18.9148559570312" calcext:value-type="float">
            <text:p>18,915</text:p>
          </table:table-cell>
          <table:table-cell office:value-type="float" office:value="17.9605331420898" calcext:value-type="float">
            <text:p>17,961</text:p>
          </table:table-cell>
          <table:table-cell office:value-type="float" office:value="15.1054258346558" calcext:value-type="float">
            <text:p>15,105</text:p>
          </table:table-cell>
          <table:table-cell office:value-type="float" office:value="18.4559001922607" calcext:value-type="float">
            <text:p>18,456</text:p>
          </table:table-cell>
        </table:table-row>
        <table:table-row table:style-name="ro1">
          <table:table-cell/>
          <table:table-cell office:value-type="float" office:value="17.8675899505615" calcext:value-type="float">
            <text:p>17,868</text:p>
          </table:table-cell>
          <table:table-cell office:value-type="float" office:value="19.3019752502441" calcext:value-type="float">
            <text:p>19,302</text:p>
          </table:table-cell>
          <table:table-cell office:value-type="float" office:value="19.0273475646973" calcext:value-type="float">
            <text:p>19,027</text:p>
          </table:table-cell>
          <table:table-cell office:value-type="float" office:value="17.5118637084961" calcext:value-type="float">
            <text:p>17,512</text:p>
          </table:table-cell>
        </table:table-row>
        <table:table-row table:style-name="ro1">
          <table:table-cell/>
          <table:table-cell office:value-type="float" office:value="21.1572113037109" calcext:value-type="float">
            <text:p>21,157</text:p>
          </table:table-cell>
          <table:table-cell office:value-type="float" office:value="15.6970357894897" calcext:value-type="float">
            <text:p>15,697</text:p>
          </table:table-cell>
          <table:table-cell office:value-type="float" office:value="17.5673217773438" calcext:value-type="float">
            <text:p>17,567</text:p>
          </table:table-cell>
          <table:table-cell office:value-type="string" calcext:value-type="string">
            <text:p><text:s/>17.32490348815918</text:p>
          </table:table-cell>
        </table:table-row>
        <table:table-row table:style-name="ro1">
          <table:table-cell/>
          <table:table-cell office:value-type="float" office:value="15.284423828125" calcext:value-type="float">
            <text:p>15,284</text:p>
          </table:table-cell>
          <table:table-cell office:value-type="float" office:value="15.8983268737793" calcext:value-type="float">
            <text:p>15,8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.120231628418" calcext:value-type="float">
            <text:p>21,120</text:p>
          </table:table-cell>
          <table:table-cell office:value-type="float" office:value="19.0911655426025" calcext:value-type="float">
            <text:p>19,0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.109260559082" calcext:value-type="float">
            <text:p>19,109</text:p>
          </table:table-cell>
          <table:table-cell office:value-type="float" office:value="18.8438987731934" calcext:value-type="float">
            <text:p>18,8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.4387245178223" calcext:value-type="float">
            <text:p>33,439</text:p>
          </table:table-cell>
          <table:table-cell office:value-type="float" office:value="16.6618404388428" calcext:value-type="float">
            <text:p>16,6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.775390625" calcext:value-type="float">
            <text:p>41,775</text:p>
          </table:table-cell>
          <table:table-cell office:value-type="float" office:value="16.6452236175537" calcext:value-type="float">
            <text:p>16,6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.6928215026855" calcext:value-type="float">
            <text:p>19,693</text:p>
          </table:table-cell>
          <table:table-cell office:value-type="float" office:value="18.5843467712402" calcext:value-type="float">
            <text:p>18,5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3649711608887" calcext:value-type="float">
            <text:p>16,365</text:p>
          </table:table-cell>
          <table:table-cell office:value-type="float" office:value="15.3086404800415" calcext:value-type="float">
            <text:p>15,3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.2245540618896" calcext:value-type="float">
            <text:p>28,225</text:p>
          </table:table-cell>
          <table:table-cell office:value-type="float" office:value="16.2419261932373" calcext:value-type="float">
            <text:p>16,2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.9881687164307" calcext:value-type="float">
            <text:p>17,988</text:p>
          </table:table-cell>
          <table:table-cell office:value-type="float" office:value="15.7626276016235" calcext:value-type="float">
            <text:p>15,7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.4041738510132" calcext:value-type="float">
            <text:p>12,404</text:p>
          </table:table-cell>
          <table:table-cell office:value-type="float" office:value="19.7440738677979" calcext:value-type="float">
            <text:p>19,7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.3606853485107" calcext:value-type="float">
            <text:p>14,361</text:p>
          </table:table-cell>
          <table:table-cell office:value-type="float" office:value="19.0880699157715" calcext:value-type="float">
            <text:p>19,0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.3950786590576" calcext:value-type="float">
            <text:p>18,395</text:p>
          </table:table-cell>
          <table:table-cell office:value-type="float" office:value="18.6085681915283" calcext:value-type="float">
            <text:p>18,6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.5985870361328" calcext:value-type="float">
            <text:p>17,599</text:p>
          </table:table-cell>
          <table:table-cell office:value-type="float" office:value="19.3460445404053" calcext:value-type="float">
            <text:p>19,3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.7594413757324" calcext:value-type="float">
            <text:p>19,759</text:p>
          </table:table-cell>
          <table:table-cell office:value-type="float" office:value="15.8822975158691" calcext:value-type="float">
            <text:p>15,8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.8218784332275" calcext:value-type="float">
            <text:p>18,822</text:p>
          </table:table-cell>
          <table:table-cell office:value-type="float" office:value="14.1680679321289" calcext:value-type="float">
            <text:p>14,1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.4266891479492" calcext:value-type="float">
            <text:p>19,427</text:p>
          </table:table-cell>
          <table:table-cell office:value-type="float" office:value="15.194429397583" calcext:value-type="float">
            <text:p>15,1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.3024063110352" calcext:value-type="float">
            <text:p>17,302</text:p>
          </table:table-cell>
          <table:table-cell office:value-type="float" office:value="18.7785396575928" calcext:value-type="float">
            <text:p>18,7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.4312286376953" calcext:value-type="float">
            <text:p>19,431</text:p>
          </table:table-cell>
          <table:table-cell office:value-type="float" office:value="23.8465995788574" calcext:value-type="float">
            <text:p>23,8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.1554756164551" calcext:value-type="float">
            <text:p>35,155</text:p>
          </table:table-cell>
          <table:table-cell office:value-type="float" office:value="20.742862701416" calcext:value-type="float">
            <text:p>20,7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.9033946990967" calcext:value-type="float">
            <text:p>18,903</text:p>
          </table:table-cell>
          <table:table-cell office:value-type="float" office:value="18.162525177002" calcext:value-type="float">
            <text:p>18,1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.9229393005371" calcext:value-type="float">
            <text:p>19,923</text:p>
          </table:table-cell>
          <table:table-cell office:value-type="float" office:value="17.4623126983643" calcext:value-type="float">
            <text:p>17,4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.7031574249268" calcext:value-type="float">
            <text:p>19,703</text:p>
          </table:table-cell>
          <table:table-cell office:value-type="float" office:value="20.7306861877441" calcext:value-type="float">
            <text:p>20,7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.2103004455566" calcext:value-type="float">
            <text:p>23,210</text:p>
          </table:table-cell>
          <table:table-cell office:value-type="float" office:value="11.0175609588623" calcext:value-type="float">
            <text:p>11,0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.8153018951416" calcext:value-type="float">
            <text:p>22,815</text:p>
          </table:table-cell>
          <table:table-cell office:value-type="float" office:value="17.4662170410156" calcext:value-type="float">
            <text:p>17,4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.0321979522705" calcext:value-type="float">
            <text:p>23,032</text:p>
          </table:table-cell>
          <table:table-cell office:value-type="float" office:value="16.5313129425049" calcext:value-type="float">
            <text:p>16,5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.2805843353271" calcext:value-type="float">
            <text:p>22,281</text:p>
          </table:table-cell>
          <table:table-cell office:value-type="float" office:value="16.4564170837402" calcext:value-type="float">
            <text:p>16,4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.0259227752686" calcext:value-type="float">
            <text:p>19,026</text:p>
          </table:table-cell>
          <table:table-cell office:value-type="float" office:value="16.2125244140625" calcext:value-type="float">
            <text:p>16,2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.7910213470459" calcext:value-type="float">
            <text:p>18,791</text:p>
          </table:table-cell>
          <table:table-cell office:value-type="float" office:value="15.6284666061401" calcext:value-type="float">
            <text:p>15,6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.685676574707" calcext:value-type="float">
            <text:p>19,686</text:p>
          </table:table-cell>
          <table:table-cell office:value-type="float" office:value="18.0965995788574" calcext:value-type="float">
            <text:p>18,0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.7002010345459" calcext:value-type="float">
            <text:p>24,700</text:p>
          </table:table-cell>
          <table:table-cell office:value-type="float" office:value="15.9153099060059" calcext:value-type="float">
            <text:p>15,9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.9960403442383" calcext:value-type="float">
            <text:p>18,996</text:p>
          </table:table-cell>
          <table:table-cell office:value-type="float" office:value="17.8922386169434" calcext:value-type="float">
            <text:p>17,8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.903754234314" calcext:value-type="float">
            <text:p>14,904</text:p>
          </table:table-cell>
          <table:table-cell office:value-type="float" office:value="22.9588451385498" calcext:value-type="float">
            <text:p>22,9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.2679481506348" calcext:value-type="float">
            <text:p>18,268</text:p>
          </table:table-cell>
          <table:table-cell office:value-type="float" office:value="16.5490112304688" calcext:value-type="float">
            <text:p>16,5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.9943056106567" calcext:value-type="float">
            <text:p>15,994</text:p>
          </table:table-cell>
          <table:table-cell office:value-type="float" office:value="19.9746723175049" calcext:value-type="float">
            <text:p>19,9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.3966827392578" calcext:value-type="float">
            <text:p>49,397</text:p>
          </table:table-cell>
          <table:table-cell office:value-type="float" office:value="18.9021072387695" calcext:value-type="float">
            <text:p>18,9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.4790601730347" calcext:value-type="float">
            <text:p>15,479</text:p>
          </table:table-cell>
          <table:table-cell office:value-type="float" office:value="22.6956119537353" calcext:value-type="float">
            <text:p>22,6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.9280843734741" calcext:value-type="float">
            <text:p>12,928</text:p>
          </table:table-cell>
          <table:table-cell office:value-type="float" office:value="14.5258388519287" calcext:value-type="float">
            <text:p>14,5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.8268070220947" calcext:value-type="float">
            <text:p>18,827</text:p>
          </table:table-cell>
          <table:table-cell office:value-type="float" office:value="18.1559219360352" calcext:value-type="float">
            <text:p>18,1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.4188508987427" calcext:value-type="float">
            <text:p>14,419</text:p>
          </table:table-cell>
          <table:table-cell office:value-type="float" office:value="17.4730987548828" calcext:value-type="float">
            <text:p>17,4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.5224514007568" calcext:value-type="float">
            <text:p>20,522</text:p>
          </table:table-cell>
          <table:table-cell office:value-type="float" office:value="11.6169509887695" calcext:value-type="float">
            <text:p>11,6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0317211151123" calcext:value-type="float">
            <text:p>16,032</text:p>
          </table:table-cell>
          <table:table-cell office:value-type="float" office:value="18.6743850708008" calcext:value-type="float">
            <text:p>18,6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.0491161346436" calcext:value-type="float">
            <text:p>23,049</text:p>
          </table:table-cell>
          <table:table-cell office:value-type="float" office:value="18.9560642242432" calcext:value-type="float">
            <text:p>18,9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.2718772888184" calcext:value-type="float">
            <text:p>21,272</text:p>
          </table:table-cell>
          <table:table-cell office:value-type="float" office:value="18.0203628540039" calcext:value-type="float">
            <text:p>18,0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.1821212768555" calcext:value-type="float">
            <text:p>18,182</text:p>
          </table:table-cell>
          <table:table-cell office:value-type="float" office:value="20.1780815124512" calcext:value-type="float">
            <text:p>20,1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.5471382141113" calcext:value-type="float">
            <text:p>18,547</text:p>
          </table:table-cell>
          <table:table-cell office:value-type="float" office:value="18.2148933410645" calcext:value-type="float">
            <text:p>18,2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.3214054107666" calcext:value-type="float">
            <text:p>17,321</text:p>
          </table:table-cell>
          <table:table-cell office:value-type="float" office:value="20.2421569824219" calcext:value-type="float">
            <text:p>20,2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.3969993591309" calcext:value-type="float">
            <text:p>15,397</text:p>
          </table:table-cell>
          <table:table-cell office:value-type="float" office:value="20.0294189453125" calcext:value-type="float">
            <text:p>20,0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.731689453125" calcext:value-type="float">
            <text:p>36,732</text:p>
          </table:table-cell>
          <table:table-cell office:value-type="float" office:value="20.1776447296143" calcext:value-type="float">
            <text:p>20,1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.2954425811768" calcext:value-type="float">
            <text:p>19,295</text:p>
          </table:table-cell>
          <table:table-cell office:value-type="float" office:value="19.9683647155762" calcext:value-type="float">
            <text:p>19,9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.6066913604736" calcext:value-type="float">
            <text:p>18,607</text:p>
          </table:table-cell>
          <table:table-cell office:value-type="float" office:value="17.5722103118896" calcext:value-type="float">
            <text:p>17,5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5764999389648" calcext:value-type="float">
            <text:p>16,576</text:p>
          </table:table-cell>
          <table:table-cell office:value-type="float" office:value="14.5703449249268" calcext:value-type="float">
            <text:p>14,5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.4184322357178" calcext:value-type="float">
            <text:p>23,418</text:p>
          </table:table-cell>
          <table:table-cell office:value-type="float" office:value="18.0759143829346" calcext:value-type="float">
            <text:p>18,0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.3205966949463" calcext:value-type="float">
            <text:p>21,321</text:p>
          </table:table-cell>
          <table:table-cell office:value-type="float" office:value="19.698616027832" calcext:value-type="float">
            <text:p>19,6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.3251934051514" calcext:value-type="float">
            <text:p>18,325</text:p>
          </table:table-cell>
          <table:table-cell office:value-type="float" office:value="21.1531963348389" calcext:value-type="float">
            <text:p>21,1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2058639526367" calcext:value-type="float">
            <text:p>16,206</text:p>
          </table:table-cell>
          <table:table-cell office:value-type="float" office:value="17.8887500762939" calcext:value-type="float">
            <text:p>17,8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.7647323608398" calcext:value-type="float">
            <text:p>19,765</text:p>
          </table:table-cell>
          <table:table-cell office:value-type="float" office:value="17.549129486084" calcext:value-type="float">
            <text:p>17,5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.4837837219238" calcext:value-type="float">
            <text:p>19,484</text:p>
          </table:table-cell>
          <table:table-cell office:value-type="float" office:value="19.5845546722412" calcext:value-type="float">
            <text:p>19,5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.9861288070679" calcext:value-type="float">
            <text:p>15,986</text:p>
          </table:table-cell>
          <table:table-cell office:value-type="float" office:value="16.8905067443848" calcext:value-type="float">
            <text:p>16,8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.7815551757813" calcext:value-type="float">
            <text:p>17,782</text:p>
          </table:table-cell>
          <table:table-cell office:value-type="float" office:value="14.5222797393799" calcext:value-type="float">
            <text:p>14,5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.989275932312" calcext:value-type="float">
            <text:p>14,989</text:p>
          </table:table-cell>
          <table:table-cell office:value-type="float" office:value="21.3730335235596" calcext:value-type="float">
            <text:p>21,3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.7506008148193" calcext:value-type="float">
            <text:p>21,751</text:p>
          </table:table-cell>
          <table:table-cell office:value-type="float" office:value="21.0105800628662" calcext:value-type="float">
            <text:p>21,0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.5714378356934" calcext:value-type="float">
            <text:p>20,571</text:p>
          </table:table-cell>
          <table:table-cell office:value-type="float" office:value="15.8921375274658" calcext:value-type="float">
            <text:p>15,8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.0004634857178" calcext:value-type="float">
            <text:p>22,000</text:p>
          </table:table-cell>
          <table:table-cell office:value-type="float" office:value="26.7872161865234" calcext:value-type="float">
            <text:p>26,7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.1770095825195" calcext:value-type="float">
            <text:p>32,177</text:p>
          </table:table-cell>
          <table:table-cell office:value-type="float" office:value="13.0310649871826" calcext:value-type="float">
            <text:p>13,0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.4818859100342" calcext:value-type="float">
            <text:p>17,482</text:p>
          </table:table-cell>
          <table:table-cell office:value-type="float" office:value="20.3673992156982" calcext:value-type="float">
            <text:p>20,3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.430383682251" calcext:value-type="float">
            <text:p>26,430</text:p>
          </table:table-cell>
          <table:table-cell office:value-type="float" office:value="14.288426399231" calcext:value-type="float">
            <text:p>14,2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6176233291626" calcext:value-type="float">
            <text:p>11,618</text:p>
          </table:table-cell>
          <table:table-cell office:value-type="float" office:value="31.6788597106934" calcext:value-type="float">
            <text:p>31,6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2707328796387" calcext:value-type="float">
            <text:p>16,271</text:p>
          </table:table-cell>
          <table:table-cell office:value-type="float" office:value="21.1908473968506" calcext:value-type="float">
            <text:p>21,1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.8440399169922" calcext:value-type="float">
            <text:p>21,844</text:p>
          </table:table-cell>
          <table:table-cell office:value-type="float" office:value="19.7311000823975" calcext:value-type="float">
            <text:p>19,7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.4015998840332" calcext:value-type="float">
            <text:p>23,402</text:p>
          </table:table-cell>
          <table:table-cell office:value-type="float" office:value="18.0336093902588" calcext:value-type="float">
            <text:p>18,0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.8087120056152" calcext:value-type="float">
            <text:p>17,809</text:p>
          </table:table-cell>
          <table:table-cell office:value-type="float" office:value="18.4624576568604" calcext:value-type="float">
            <text:p>18,4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697208404541" calcext:value-type="float">
            <text:p>16,697</text:p>
          </table:table-cell>
          <table:table-cell office:value-type="float" office:value="16.7284965515137" calcext:value-type="float">
            <text:p>16,7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.8178682327271" calcext:value-type="float">
            <text:p>12,818</text:p>
          </table:table-cell>
          <table:table-cell office:value-type="float" office:value="19.7005977630615" calcext:value-type="float">
            <text:p>19,7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.2271976470947" calcext:value-type="float">
            <text:p>21,227</text:p>
          </table:table-cell>
          <table:table-cell office:value-type="float" office:value="14.1737451553345" calcext:value-type="float">
            <text:p>14,1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.60471534729" calcext:value-type="float">
            <text:p>13,605</text:p>
          </table:table-cell>
          <table:table-cell office:value-type="float" office:value="21.8612289428711" calcext:value-type="float">
            <text:p>21,8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.0400066375732" calcext:value-type="float">
            <text:p>23,040</text:p>
          </table:table-cell>
          <table:table-cell office:value-type="float" office:value="17.8226947784424" calcext:value-type="float">
            <text:p>17,8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.7558307647705" calcext:value-type="float">
            <text:p>13,756</text:p>
          </table:table-cell>
          <table:table-cell office:value-type="float" office:value="20.6756744384766" calcext:value-type="float">
            <text:p>20,6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.9031295776367" calcext:value-type="float">
            <text:p>20,903</text:p>
          </table:table-cell>
          <table:table-cell office:value-type="float" office:value="18.4904956817627" calcext:value-type="float">
            <text:p>18,4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.4127883911133" calcext:value-type="float">
            <text:p>17,413</text:p>
          </table:table-cell>
          <table:table-cell office:value-type="float" office:value="20.9653282165527" calcext:value-type="float">
            <text:p>20,9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.7353096008301" calcext:value-type="float">
            <text:p>23,735</text:p>
          </table:table-cell>
          <table:table-cell office:value-type="float" office:value="19.0497436523437" calcext:value-type="float">
            <text:p>19,0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.3293437957764" calcext:value-type="float">
            <text:p>22,329</text:p>
          </table:table-cell>
          <table:table-cell office:value-type="float" office:value="17.1804466247559" calcext:value-type="float">
            <text:p>17,1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.0545864105225" calcext:value-type="float">
            <text:p>21,055</text:p>
          </table:table-cell>
          <table:table-cell office:value-type="float" office:value="19.7932662963867" calcext:value-type="float">
            <text:p>19,7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.8811359405518" calcext:value-type="float">
            <text:p>21,881</text:p>
          </table:table-cell>
          <table:table-cell office:value-type="float" office:value="15.617977142334" calcext:value-type="float">
            <text:p>15,6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.8349285125732" calcext:value-type="float">
            <text:p>17,835</text:p>
          </table:table-cell>
          <table:table-cell office:value-type="float" office:value="13.9970111846924" calcext:value-type="float">
            <text:p>13,9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.8550472259521" calcext:value-type="float">
            <text:p>21,8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.5374393463135" calcext:value-type="float">
            <text:p>21,53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4T17:46:46.116000000</meta:creation-date>
    <dc:date>2022-06-14T22:28:51.578000000</dc:date>
    <meta:editing-duration>PT26M13S</meta:editing-duration>
    <meta:editing-cycles>1</meta:editing-cycles>
    <meta:document-statistic meta:table-count="1" meta:cell-count="778" meta:object-count="0"/>
    <meta:generator>LibreOffice/7.3.0.3$Windows_X86_64 LibreOffice_project/0f246aa12d0eee4a0f7adcefbf7c878fc2238db3</meta:generator>
  </office:meta>
</office:document-meta>
</file>